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fo:font-size="6pt" style:font-size-asian="6pt" style:font-size-complex="6pt"/>
    </style:style>
    <style:style style:name="P9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#ffff00" style:font-size-asian="9pt" style:font-size-complex="9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ext_20_body">
      <style:paragraph-properties fo:margin-top="0in" fo:margin-bottom="0in"/>
      <style:text-properties fo:font-size="9p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937in" fo:margin-right="0in" fo:text-indent="0in" style:auto-text-indent="false"/>
    </style:style>
    <style:style style:name="P39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4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text-underline-style="solid" style:text-underline-type="double" style:text-underline-width="auto" style:text-underline-color="font-color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style:font-name="Arial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sub 58%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0" style:family="text">
      <style:text-properties style:text-position="0% 100%" fo:letter-spacing="0.0138in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1" style:family="text">
      <style:text-properties style:text-position="0% 100%" fo:letter-spacing="0.0138in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32" style:family="text">
      <style:text-properties style:text-position="0% 100%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3" style:family="text">
      <style:text-properties style:font-name="Arial"/>
    </style:style>
    <style:style style:name="T34" style:family="text">
      <style:text-properties style:font-name="Arial" fo:font-size="10pt" fo:language="ru" fo:country="RU" style:font-size-asian="10pt" style:font-name-complex="Arial"/>
    </style:style>
    <style:style style:name="T35" style:family="text">
      <style:text-properties style:font-name="Arial" fo:font-size="10pt" fo:language="en" fo:country="US" style:font-size-asian="10pt" style:font-name-complex="Arial"/>
    </style:style>
    <style:style style:name="T36" style:family="text">
      <style:text-properties style:font-name="Arial" fo:font-size="10pt" style:font-size-asian="10pt" style:font-name-complex="Arial"/>
    </style:style>
    <style:style style:name="T37" style:family="text">
      <style:text-properties style:font-name="Arial" fo:font-size="9pt" fo:language="en" fo:country="US" style:font-size-asian="9pt" style:font-name-complex="Arial" style:font-size-complex="9pt"/>
    </style:style>
    <style:style style:name="T38" style:family="text">
      <style:text-properties style:font-name="Arial" fo:font-size="9pt" style:font-size-asian="9pt" style:font-name-complex="Arial" style:font-size-complex="9pt"/>
    </style:style>
    <style:style style:name="T39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40" style:family="text">
      <style:text-properties style:font-name="Arial" fo:language="ru" fo:country="RU" style:text-underline-style="none" fo:font-weight="normal" style:font-weight-asian="normal" style:font-weight-complex="normal"/>
    </style:style>
    <style:style style:name="T4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42" style:family="text">
      <style:text-properties style:font-name="Arial" fo:language="ru" fo:country="RU" style:font-name-complex="Arial"/>
    </style:style>
    <style:style style:name="T43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5" style:family="text">
      <style:text-properties style:font-name="Arial" style:font-name-complex="Arial"/>
    </style:style>
    <style:style style:name="T46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7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9" style:family="text">
      <style:text-properties style:font-name="Arial" fo:language="en" fo:country="US" style:font-name-complex="Arial"/>
    </style:style>
    <style:style style:name="T50" style:family="text">
      <style:text-properties style:font-name="Arial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1" style:family="text">
      <style:text-properties style:font-name="Arial" fo:language="en" fo:country="US" style:text-underline-style="none" fo:font-weight="normal" style:font-weight-asian="normal" style:font-weight-complex="normal"/>
    </style:style>
    <style:style style:name="T52" style:family="text">
      <style:text-properties style:font-name="Arial" fo:letter-spacing="0.0138in" style:text-underline-style="none" fo:font-weight="bold" style:font-weight-asian="bold"/>
    </style:style>
    <style:style style:name="T53" style:family="text">
      <style:text-properties style:font-name="Arial" style:text-underline-style="none" fo:font-weight="normal" style:font-weight-asian="normal" style:font-weight-complex="normal"/>
    </style:style>
    <style:style style:name="T5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55" style:family="text">
      <style:text-properties style:font-name="Times New Roman1" fo:language="en" fo:country="US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56" style:family="text">
      <style:text-properties fo:letter-spacing="0.0138in" style:text-underline-style="solid" style:text-underline-width="auto" style:text-underline-color="font-color" fo:font-weight="bold" fo:background-color="#ffff00" style:font-weight-asian="bold"/>
    </style:style>
    <style:style style:name="T57" style:family="text">
      <style:text-properties fo:letter-spacing="0.0138in" fo:language="en" fo:country="US" style:text-underline-style="solid" style:text-underline-width="auto" style:text-underline-color="font-color" fo:font-weight="bold" fo:background-color="#ffff00" style:font-weight-asian="bold"/>
    </style:style>
    <style:style style:name="T58" style:family="text">
      <style:text-properties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59" style:family="text">
      <style:text-properties fo:letter-spacing="0.0138in" fo:language="ru" fo:country="RU" style:text-underline-style="solid" style:text-underline-width="auto" style:text-underline-color="font-color" fo:font-weight="bold" fo:background-color="#ffff00" style:font-weight-asian="bold"/>
    </style:style>
    <style:style style:name="T60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87in" draw:visible-area-height="1.8492in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Объект1" text:anchor-type="char" svg:x="-0.6102in" svg:y="-0.2602in" svg:width="7.9016in" svg:height="1.7563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7">ПРОТОКОЛ <text:span text:style-name="T8">ПРОВЕРКИ</text:span></text:p>
      <text:p text:style-name="P22"/>
      <text:p text:style-name="P48"><text:span text:style-name="T41">Индивидуальный дозиметр рентгеновского и гамма-излучения ДКС-АТ3509<text:tab/></text:span><text:span text:style-name="T39">Дата проверки:</text:span><text:span text:style-name="T41"> <text:s/></text:span><text:span text:style-name="T44"><text:s/></text:span><text:span text:style-name="T48">$date </text:span><text:span text:style-name="T44">г.</text:span></text:p>
      <text:p text:style-name="P4"/>
      <text:p text:style-name="P7">з/н: <text:span text:style-name="T25"><text:s/></text:span><text:span text:style-name="T11">$</text:span><text:span text:style-name="T3">allSerial </text:span></text:p>
      <text:p text:style-name="P8"/>
      <text:p text:style-name="P10"><text:span text:style-name="T45">Диапазон измерения мощности </text:span><text:span text:style-name="T42">индивидуальной эквивал</text:span><text:span text:style-name="T45">ентной дозы (МД):</text:span></text:p>
      <text:p text:style-name="P11"><text:span text:style-name="T43">0.1</text:span><text:span text:style-name="T46"> </text:span><text:span text:style-name="T43">мк</text:span><text:span text:style-name="T46">Зв/ч – </text:span><text:span text:style-name="T47">0.5</text:span><text:span text:style-name="T46"> Зв/ч;</text:span></text:p>
      <text:p text:style-name="P9"/>
      <text:p text:style-name="P6">О<text:span text:style-name="T8">сновная</text:span> погрешность измерения:</text:p>
      <text:p text:style-name="P6"><text:span text:style-name="T56">±</text:span><text:span text:style-name="T57">(</text:span><text:span text:style-name="T56">15</text:span><text:span text:style-name="T57">+</text:span><text:span text:style-name="T59">0</text:span><text:span text:style-name="T57">,</text:span><text:span text:style-name="T30">0015</text:span><text:span text:style-name="T31">/</text:span><text:span text:style-name="T32">Ḣ</text:span><text:span text:style-name="T29"> </text:span><text:span text:style-name="T19">p</text:span><text:span text:style-name="T57">(10)+</text:span><text:span text:style-name="T59">0,005</text:span><text:span text:style-name="T54">·</text:span><text:span text:style-name="T58">Ḣ </text:span><text:span text:style-name="T19">p</text:span><text:span text:style-name="T57">(10)</text:span><text:span text:style-name="T59">)</text:span><text:span text:style-name="T56">%</text:span><text:span text:style-name="T52">, </text:span><text:span text:style-name="T53">где <text:s/></text:span><text:span text:style-name="T50">Ḣ</text:span><text:span text:style-name="T55"> </text:span><text:span text:style-name="T18">р</text:span><text:span text:style-name="T51">(10) </text:span><text:span text:style-name="T40">мощность индивидуальной эквивалентной дозы в мЗв/ч.</text:span></text:p>
      <text:p text:style-name="P5"/>
      <text:p text:style-name="P6">Условия эксплуатации:</text:p>
      <text:p text:style-name="P39"><text:span text:style-name="T49">- <text:s/></text:span><text:span text:style-name="T45">Температура окружающего воздуха<text:tab/><text:tab/><text:tab/>+</text:span><text:span text:style-name="T49">$temp</text:span><text:span text:style-name="T45"> °</text:span><text:span text:style-name="T49">C</text:span></text:p>
      <text:p text:style-name="P39"><text:span text:style-name="T49">- <text:s/></text:span><text:span text:style-name="T45">Атмосферное давление<text:tab/><text:tab/><text:tab/><text:tab/>98,5 </text:span><text:span text:style-name="T49">kPa</text:span></text:p>
      <text:p text:style-name="P39"><text:span text:style-name="T49">- <text:s/></text:span><text:span text:style-name="T45">Относительная влажность воздуха<text:tab/><text:tab/><text:tab/></text:span><text:span text:style-name="T49">$vlag</text:span><text:span text:style-name="T45"> %</text:span></text:p>
      <text:p text:style-name="P38"><text:span text:style-name="T37">- <text:s/></text:span><text:span text:style-name="T38">Радиационный фон<text:tab/></text:span><text:span text:style-name="T36"><text:tab/><text:tab/><text:tab/><text:tab/></text:span><text:span text:style-name="T35">$bground</text:span><text:span text:style-name="T36"> </text:span><text:span text:style-name="T34">н</text:span><text:span text:style-name="T36">Зв/ч</text:span></text:p>
      <text:p text:style-name="P40"/>
      <text:p text:style-name="P41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1.B2" office:value-type="string">
            <text:p text:style-name="P13">Номер источ-ника</text:p>
          </table:table-cell>
          <table:table-cell table:style-name="t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1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4">$1-av-bg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B3" office:value-type="string">
            <text:p text:style-name="P14">---</text:p>
          </table:table-cell>
          <table:table-cell table:style-name="t1.I3" office:value-type="string">
            <text:p text:style-name="P16">---</text:p>
          </table:table-cell>
        </table:table-row>
        <table:table-row>
          <table:table-cell table:style-name="t1.A3" office:value-type="string">
            <text:p text:style-name="P13">0.80 мкЗв/ч</text:p>
          </table:table-cell>
          <table:table-cell table:style-name="t1.B3" office:value-type="string">
            <text:p text:style-name="P14">$1-n0</text:p>
          </table:table-cell>
          <table:table-cell table:style-name="t1.B3" office:value-type="string">
            <text:p text:style-name="P14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4">$1-av0</text:p>
          </table:table-cell>
          <table:table-cell table:style-name="t1.B3" office:value-type="string">
            <text:p text:style-name="P14">$1-o0</text:p>
          </table:table-cell>
          <table:table-cell table:style-name="t1.B3" office:value-type="string">
            <text:p text:style-name="P14">$1-q0</text:p>
          </table:table-cell>
          <table:table-cell table:style-name="t1.B3" office:value-type="string">
            <text:p text:style-name="P14">$1-do0</text:p>
          </table:table-cell>
          <table:table-cell table:style-name="t1.I3" office:value-type="string">
            <text:p text:style-name="P13">±<text:span text:style-name="T8">33.8</text:span></text:p>
          </table:table-cell>
        </table:table-row>
        <table:table-row>
          <table:table-cell table:style-name="t1.A3" office:value-type="string">
            <text:p text:style-name="P13">4.0 мЗв/ч</text:p>
          </table:table-cell>
          <table:table-cell table:style-name="t1.B3" office:value-type="string">
            <text:p text:style-name="P14">$1-n1</text:p>
          </table:table-cell>
          <table:table-cell table:style-name="t1.B3" office:value-type="string">
            <text:p text:style-name="P14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4">$1-av1</text:p>
          </table:table-cell>
          <table:table-cell table:style-name="t1.B3" office:value-type="string">
            <text:p text:style-name="P14">$1-o1</text:p>
          </table:table-cell>
          <table:table-cell table:style-name="t1.B3" office:value-type="string">
            <text:p text:style-name="P14">$1-q1</text:p>
          </table:table-cell>
          <table:table-cell table:style-name="t1.B3" office:value-type="string">
            <text:p text:style-name="P14">$1-do1</text:p>
          </table:table-cell>
          <table:table-cell table:style-name="t1.I3" office:value-type="string">
            <text:p text:style-name="P13">±<text:span text:style-name="T8">15</text:span></text:p>
          </table:table-cell>
        </table:table-row>
        <table:table-row>
          <table:table-cell table:style-name="t1.A3" office:value-type="string">
            <text:p text:style-name="P13">800<text:span text:style-name="T8">.</text:span>0 мЗв/ч</text:p>
          </table:table-cell>
          <table:table-cell table:style-name="t1.B3" office:value-type="string">
            <text:p text:style-name="P14">$1-n2</text:p>
          </table:table-cell>
          <table:table-cell table:style-name="t1.B3" office:value-type="string">
            <text:p text:style-name="P14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4">$1-av2</text:p>
          </table:table-cell>
          <table:table-cell table:style-name="t1.B3" office:value-type="string">
            <text:p text:style-name="P14">$1-o2</text:p>
          </table:table-cell>
          <table:table-cell table:style-name="t1.B3" office:value-type="string">
            <text:p text:style-name="P14">$1-q2</text:p>
          </table:table-cell>
          <table:table-cell table:style-name="t1.B3" office:value-type="string">
            <text:p text:style-name="P14">$1-do2</text:p>
          </table:table-cell>
          <table:table-cell table:style-name="t1.I3" office:value-type="string">
            <text:p text:style-name="P13">±<text:span text:style-name="T8">15.4</text:span></text:p>
          </table:table-cell>
        </table:table-row>
        <table:table-row>
          <table:table-cell table:style-name="t1.A7" office:value-type="string">
            <text:p text:style-name="P13"><text:span text:style-name="T8">4</text:span> Зв/ч</text:p>
          </table:table-cell>
          <table:table-cell table:style-name="t1.B7" office:value-type="string">
            <text:p text:style-name="P14">$1-n3</text:p>
          </table:table-cell>
          <table:table-cell table:style-name="t1.B7" office:value-type="string">
            <text:p text:style-name="P14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2">$1-m31</text:p>
              <text:p text:style-name="P32">$1-m32</text:p>
              <text:p text:style-name="P32">$1-m33</text:p>
              <text:p text:style-name="P32">$1-m34</text:p>
            </text:section>
          </table:table-cell>
          <table:table-cell table:style-name="t1.B7" office:value-type="string">
            <text:p text:style-name="P14">$1-av3</text:p>
          </table:table-cell>
          <table:table-cell table:style-name="t1.B7" office:value-type="string">
            <text:p text:style-name="P14">$1-o3</text:p>
          </table:table-cell>
          <table:table-cell table:style-name="t1.B7" office:value-type="string">
            <text:p text:style-name="P14">$1-q3</text:p>
          </table:table-cell>
          <table:table-cell table:style-name="t1.B7" office:value-type="string">
            <text:p text:style-name="P14">$1-do3</text:p>
          </table:table-cell>
          <table:table-cell table:style-name="t1.I7" office:value-type="string">
            <text:p text:style-name="P13">±<text:span text:style-name="T8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">Действи-тельное</text:span> значение</text:p>
            <text:p text:style-name="P31">ЭД<text:span text:style-name="T33">,</text:span>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3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3">4.0 мЗв</text:p>
          </table:table-cell>
          <table:table-cell table:style-name="s1.B4" office:value-type="string">
            <text:p text:style-name="P14">$1-<text:span text:style-name="T1">dn</text:span></text:p>
          </table:table-cell>
          <table:table-cell table:style-name="s1.B4" office:value-type="string">
            <text:p text:style-name="P20"><text:s text:c="2"/>$1<text:span text:style-name="T60">-d</text:span><text:span text:style-name="T7">d</text:span> <text:s/></text:p>
            <text:p text:style-name="P17">180c</text:p>
          </table:table-cell>
          <table:table-cell table:style-name="s1.B4" office:value-type="string">
            <text:p text:style-name="P14">$1-d_dev</text:p>
          </table:table-cell>
          <table:table-cell table:style-name="s1.B4" office:value-type="string">
            <text:p text:style-name="P14">$1-dose</text:p>
          </table:table-cell>
          <table:table-cell table:style-name="s1.B4" office:value-type="string">
            <text:p text:style-name="P14">$1-d_res</text:p>
          </table:table-cell>
          <table:table-cell table:style-name="s1.B4" office:value-type="string">
            <text:p text:style-name="P14">$1-o_pog</text:p>
          </table:table-cell>
          <table:table-cell table:style-name="s1.B4" office:value-type="string">
            <text:p text:style-name="P14">$1-d_gran</text:p>
          </table:table-cell>
          <table:table-cell table:style-name="s1.I4" office:value-type="string">
            <text:p text:style-name="P13">±<text:span text:style-name="T8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2.B2" office:value-type="string">
            <text:p text:style-name="P13">Номер источ-ника</text:p>
          </table:table-cell>
          <table:table-cell table:style-name="t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2.B2" office:value-type="string">
            <text:p text:style-name="P37">Показания прибора</text:p>
          </table:table-cell>
          <table:table-cell table:style-name="t2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2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2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2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1"/>
            </text:section>
          </table:table-cell>
          <table:table-cell table:style-name="t2.B3" office:value-type="string">
            <text:p text:style-name="P14">$2-av-bg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B3" office:value-type="string">
            <text:p text:style-name="P14">---</text:p>
          </table:table-cell>
          <table:table-cell table:style-name="t2.I3" office:value-type="string">
            <text:p text:style-name="P16">---</text:p>
          </table:table-cell>
        </table:table-row>
        <table:table-row>
          <table:table-cell table:style-name="t2.A3" office:value-type="string">
            <text:p text:style-name="P13">0.80 мкЗв/ч</text:p>
          </table:table-cell>
          <table:table-cell table:style-name="t2.B3" office:value-type="string">
            <text:p text:style-name="P14">$2-n0</text:p>
          </table:table-cell>
          <table:table-cell table:style-name="t2.B3" office:value-type="string">
            <text:p text:style-name="P14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4">$2-av0</text:p>
          </table:table-cell>
          <table:table-cell table:style-name="t2.B3" office:value-type="string">
            <text:p text:style-name="P14">$2-o0</text:p>
          </table:table-cell>
          <table:table-cell table:style-name="t2.B3" office:value-type="string">
            <text:p text:style-name="P14">$2-q0</text:p>
          </table:table-cell>
          <table:table-cell table:style-name="t2.B3" office:value-type="string">
            <text:p text:style-name="P14">$2-do0</text:p>
          </table:table-cell>
          <table:table-cell table:style-name="t2.I3" office:value-type="string">
            <text:p text:style-name="P13">±<text:span text:style-name="T8">33.8</text:span></text:p>
          </table:table-cell>
        </table:table-row>
        <table:table-row>
          <table:table-cell table:style-name="t2.A3" office:value-type="string">
            <text:p text:style-name="P13">4.0 мЗв/ч</text:p>
          </table:table-cell>
          <table:table-cell table:style-name="t2.B3" office:value-type="string">
            <text:p text:style-name="P14">$2-n1</text:p>
          </table:table-cell>
          <table:table-cell table:style-name="t2.B3" office:value-type="string">
            <text:p text:style-name="P14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4">$2-av1</text:p>
          </table:table-cell>
          <table:table-cell table:style-name="t2.B3" office:value-type="string">
            <text:p text:style-name="P14">$2-o1</text:p>
          </table:table-cell>
          <table:table-cell table:style-name="t2.B3" office:value-type="string">
            <text:p text:style-name="P14">$2-q1</text:p>
          </table:table-cell>
          <table:table-cell table:style-name="t2.B3" office:value-type="string">
            <text:p text:style-name="P14">$2-do1</text:p>
          </table:table-cell>
          <table:table-cell table:style-name="t2.I3" office:value-type="string">
            <text:p text:style-name="P13">±<text:span text:style-name="T8">15</text:span></text:p>
          </table:table-cell>
        </table:table-row>
        <table:table-row>
          <table:table-cell table:style-name="t2.A3" office:value-type="string">
            <text:p text:style-name="P13">800<text:span text:style-name="T8">.</text:span>0 мЗв/ч</text:p>
          </table:table-cell>
          <table:table-cell table:style-name="t2.B3" office:value-type="string">
            <text:p text:style-name="P14">$2-n2</text:p>
          </table:table-cell>
          <table:table-cell table:style-name="t2.B3" office:value-type="string">
            <text:p text:style-name="P14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4">$2-av2</text:p>
          </table:table-cell>
          <table:table-cell table:style-name="t2.B3" office:value-type="string">
            <text:p text:style-name="P14">$2-o2</text:p>
          </table:table-cell>
          <table:table-cell table:style-name="t2.B3" office:value-type="string">
            <text:p text:style-name="P14">$2-q2</text:p>
          </table:table-cell>
          <table:table-cell table:style-name="t2.B3" office:value-type="string">
            <text:p text:style-name="P14">$2-do2</text:p>
          </table:table-cell>
          <table:table-cell table:style-name="t2.I3" office:value-type="string">
            <text:p text:style-name="P13">±<text:span text:style-name="T8">15.4</text:span></text:p>
          </table:table-cell>
        </table:table-row>
        <table:table-row>
          <table:table-cell table:style-name="t2.A7" office:value-type="string">
            <text:p text:style-name="P13"><text:span text:style-name="T8">4</text:span> Зв/ч</text:p>
          </table:table-cell>
          <table:table-cell table:style-name="t2.B7" office:value-type="string">
            <text:p text:style-name="P14">$2-n3</text:p>
          </table:table-cell>
          <table:table-cell table:style-name="t2.B7" office:value-type="string">
            <text:p text:style-name="P14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2">$2-m31</text:p>
              <text:p text:style-name="P32">$2-m32</text:p>
              <text:p text:style-name="P32">$2-m33</text:p>
              <text:p text:style-name="P32">$2-m34</text:p>
            </text:section>
          </table:table-cell>
          <table:table-cell table:style-name="t2.B7" office:value-type="string">
            <text:p text:style-name="P14">$2-av3</text:p>
          </table:table-cell>
          <table:table-cell table:style-name="t2.B7" office:value-type="string">
            <text:p text:style-name="P14">$2-o3</text:p>
          </table:table-cell>
          <table:table-cell table:style-name="t2.B7" office:value-type="string">
            <text:p text:style-name="P14">$2-q3</text:p>
          </table:table-cell>
          <table:table-cell table:style-name="t2.B7" office:value-type="string">
            <text:p text:style-name="P14">$2-do3</text:p>
          </table:table-cell>
          <table:table-cell table:style-name="t2.I7" office:value-type="string">
            <text:p text:style-name="P13">±<text:span text:style-name="T8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2.B2" table:number-rows-spanned="2" office:value-type="string">
            <text:p text:style-name="P13">Номер источника</text:p>
          </table:table-cell>
          <table:table-cell table:style-name="s2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2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2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2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2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3">4.0 мЗв</text:p>
          </table:table-cell>
          <table:table-cell table:style-name="s2.B4" office:value-type="string">
            <text:p text:style-name="P14">$2-<text:span text:style-name="T1">dn</text:span></text:p>
          </table:table-cell>
          <table:table-cell table:style-name="s2.B4" office:value-type="string">
            <text:p text:style-name="P20"><text:s text:c="2"/>$2-dd <text:s/></text:p>
            <text:p text:style-name="P17">180c</text:p>
          </table:table-cell>
          <table:table-cell table:style-name="s2.B4" office:value-type="string">
            <text:p text:style-name="P14">$2-d_dev</text:p>
          </table:table-cell>
          <table:table-cell table:style-name="s2.B4" office:value-type="string">
            <text:p text:style-name="P14">$2-dose</text:p>
          </table:table-cell>
          <table:table-cell table:style-name="s2.B4" office:value-type="string">
            <text:p text:style-name="P14">$2-d_res</text:p>
          </table:table-cell>
          <table:table-cell table:style-name="s2.B4" office:value-type="string">
            <text:p text:style-name="P14">$2-o_pog</text:p>
          </table:table-cell>
          <table:table-cell table:style-name="s2.B4" office:value-type="string">
            <text:p text:style-name="P14">$2-d_gran</text:p>
          </table:table-cell>
          <table:table-cell table:style-name="s2.I4" office:value-type="string">
            <text:p text:style-name="P13">±<text:span text:style-name="T8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3.B2" office:value-type="string">
            <text:p text:style-name="P13">Номер источ-ника</text:p>
          </table:table-cell>
          <table:table-cell table:style-name="t3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3.B2" office:value-type="string">
            <text:p text:style-name="P37">Показания прибора</text:p>
          </table:table-cell>
          <table:table-cell table:style-name="t3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3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3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3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3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1"/>
            </text:section>
          </table:table-cell>
          <table:table-cell table:style-name="t3.B3" office:value-type="string">
            <text:p text:style-name="P14">$3-av-bg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B3" office:value-type="string">
            <text:p text:style-name="P14">---</text:p>
          </table:table-cell>
          <table:table-cell table:style-name="t3.I3" office:value-type="string">
            <text:p text:style-name="P16">---</text:p>
          </table:table-cell>
        </table:table-row>
        <table:table-row>
          <table:table-cell table:style-name="t3.A3" office:value-type="string">
            <text:p text:style-name="P13">0.80 мкЗв/ч</text:p>
          </table:table-cell>
          <table:table-cell table:style-name="t3.B3" office:value-type="string">
            <text:p text:style-name="P14">$3-n0</text:p>
          </table:table-cell>
          <table:table-cell table:style-name="t3.B3" office:value-type="string">
            <text:p text:style-name="P14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4">$3-av0</text:p>
          </table:table-cell>
          <table:table-cell table:style-name="t3.B3" office:value-type="string">
            <text:p text:style-name="P14">$3-o0</text:p>
          </table:table-cell>
          <table:table-cell table:style-name="t3.B3" office:value-type="string">
            <text:p text:style-name="P14">$3-q0</text:p>
          </table:table-cell>
          <table:table-cell table:style-name="t3.B3" office:value-type="string">
            <text:p text:style-name="P14">$3-do0</text:p>
          </table:table-cell>
          <table:table-cell table:style-name="t3.I3" office:value-type="string">
            <text:p text:style-name="P13">±<text:span text:style-name="T8">33.8</text:span></text:p>
          </table:table-cell>
        </table:table-row>
        <table:table-row>
          <table:table-cell table:style-name="t3.A3" office:value-type="string">
            <text:p text:style-name="P13">4.0 мЗв/ч</text:p>
          </table:table-cell>
          <table:table-cell table:style-name="t3.B3" office:value-type="string">
            <text:p text:style-name="P14">$3-n1</text:p>
          </table:table-cell>
          <table:table-cell table:style-name="t3.B3" office:value-type="string">
            <text:p text:style-name="P14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4">$3-av1</text:p>
          </table:table-cell>
          <table:table-cell table:style-name="t3.B3" office:value-type="string">
            <text:p text:style-name="P14">$3-o1</text:p>
          </table:table-cell>
          <table:table-cell table:style-name="t3.B3" office:value-type="string">
            <text:p text:style-name="P14">$3-q1</text:p>
          </table:table-cell>
          <table:table-cell table:style-name="t3.B3" office:value-type="string">
            <text:p text:style-name="P14">$3-do1</text:p>
          </table:table-cell>
          <table:table-cell table:style-name="t3.I3" office:value-type="string">
            <text:p text:style-name="P13">±<text:span text:style-name="T8">15</text:span></text:p>
          </table:table-cell>
        </table:table-row>
        <table:table-row>
          <table:table-cell table:style-name="t3.A3" office:value-type="string">
            <text:p text:style-name="P13">800<text:span text:style-name="T8">.</text:span>0 мЗв/ч</text:p>
          </table:table-cell>
          <table:table-cell table:style-name="t3.B3" office:value-type="string">
            <text:p text:style-name="P14">$3-n2</text:p>
          </table:table-cell>
          <table:table-cell table:style-name="t3.B3" office:value-type="string">
            <text:p text:style-name="P14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4">$3-av2</text:p>
          </table:table-cell>
          <table:table-cell table:style-name="t3.B3" office:value-type="string">
            <text:p text:style-name="P14">$3-o2</text:p>
          </table:table-cell>
          <table:table-cell table:style-name="t3.B3" office:value-type="string">
            <text:p text:style-name="P14">$3-q2</text:p>
          </table:table-cell>
          <table:table-cell table:style-name="t3.B3" office:value-type="string">
            <text:p text:style-name="P14">$3-do2</text:p>
          </table:table-cell>
          <table:table-cell table:style-name="t3.I3" office:value-type="string">
            <text:p text:style-name="P13">±<text:span text:style-name="T8">15.4</text:span></text:p>
          </table:table-cell>
        </table:table-row>
        <table:table-row>
          <table:table-cell table:style-name="t3.A7" office:value-type="string">
            <text:p text:style-name="P13"><text:span text:style-name="T8">4</text:span> Зв/ч</text:p>
          </table:table-cell>
          <table:table-cell table:style-name="t3.B7" office:value-type="string">
            <text:p text:style-name="P14">$3-n3</text:p>
          </table:table-cell>
          <table:table-cell table:style-name="t3.B7" office:value-type="string">
            <text:p text:style-name="P14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2">$3-m31</text:p>
              <text:p text:style-name="P32">$3-m32</text:p>
              <text:p text:style-name="P32">$3-m33</text:p>
              <text:p text:style-name="P32">$3-m34</text:p>
            </text:section>
          </table:table-cell>
          <table:table-cell table:style-name="t3.B7" office:value-type="string">
            <text:p text:style-name="P14">$3-av3</text:p>
          </table:table-cell>
          <table:table-cell table:style-name="t3.B7" office:value-type="string">
            <text:p text:style-name="P14">$3-o3</text:p>
          </table:table-cell>
          <table:table-cell table:style-name="t3.B7" office:value-type="string">
            <text:p text:style-name="P14">$3-q3</text:p>
          </table:table-cell>
          <table:table-cell table:style-name="t3.B7" office:value-type="string">
            <text:p text:style-name="P14">$3-do3</text:p>
          </table:table-cell>
          <table:table-cell table:style-name="t3.I7" office:value-type="string">
            <text:p text:style-name="P13">±<text:span text:style-name="T8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 ДКС-АТ3509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3.B2" table:number-rows-spanned="2" office:value-type="string">
            <text:p text:style-name="P13">Номер источника</text:p>
          </table:table-cell>
          <table:table-cell table:style-name="s3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3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3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3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3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3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3">4.0 мЗв</text:p>
          </table:table-cell>
          <table:table-cell table:style-name="s3.B4" office:value-type="string">
            <text:p text:style-name="P14">$3-<text:span text:style-name="T1">dn</text:span></text:p>
          </table:table-cell>
          <table:table-cell table:style-name="s3.B4" office:value-type="string">
            <text:p text:style-name="P20"><text:s text:c="2"/>$3-dd <text:s/></text:p>
            <text:p text:style-name="P17">180c</text:p>
          </table:table-cell>
          <table:table-cell table:style-name="s3.B4" office:value-type="string">
            <text:p text:style-name="P14">$3-d_dev</text:p>
          </table:table-cell>
          <table:table-cell table:style-name="s3.B4" office:value-type="string">
            <text:p text:style-name="P14">$3-dose</text:p>
          </table:table-cell>
          <table:table-cell table:style-name="s3.B4" office:value-type="string">
            <text:p text:style-name="P14">$3-d_res</text:p>
          </table:table-cell>
          <table:table-cell table:style-name="s3.B4" office:value-type="string">
            <text:p text:style-name="P14">$3-o_pog</text:p>
          </table:table-cell>
          <table:table-cell table:style-name="s3.B4" office:value-type="string">
            <text:p text:style-name="P14">$3-d_gran</text:p>
          </table:table-cell>
          <table:table-cell table:style-name="s3.I4" office:value-type="string">
            <text:p text:style-name="P13">±<text:span text:style-name="T8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4.B2" office:value-type="string">
            <text:p text:style-name="P13">Номер источ-ника</text:p>
          </table:table-cell>
          <table:table-cell table:style-name="t4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4.B2" office:value-type="string">
            <text:p text:style-name="P37">Показания прибора</text:p>
          </table:table-cell>
          <table:table-cell table:style-name="t4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4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4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4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4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1"/>
            </text:section>
          </table:table-cell>
          <table:table-cell table:style-name="t4.B3" office:value-type="string">
            <text:p text:style-name="P14">$4-av-bg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B3" office:value-type="string">
            <text:p text:style-name="P14">---</text:p>
          </table:table-cell>
          <table:table-cell table:style-name="t4.I3" office:value-type="string">
            <text:p text:style-name="P16">---</text:p>
          </table:table-cell>
        </table:table-row>
        <table:table-row>
          <table:table-cell table:style-name="t4.A3" office:value-type="string">
            <text:p text:style-name="P13">0.80 мкЗв/ч</text:p>
          </table:table-cell>
          <table:table-cell table:style-name="t4.B3" office:value-type="string">
            <text:p text:style-name="P14">$4-n0</text:p>
          </table:table-cell>
          <table:table-cell table:style-name="t4.B3" office:value-type="string">
            <text:p text:style-name="P14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4">$4-av0</text:p>
          </table:table-cell>
          <table:table-cell table:style-name="t4.B3" office:value-type="string">
            <text:p text:style-name="P14">$4-o0</text:p>
          </table:table-cell>
          <table:table-cell table:style-name="t4.B3" office:value-type="string">
            <text:p text:style-name="P14">$4-q0</text:p>
          </table:table-cell>
          <table:table-cell table:style-name="t4.B3" office:value-type="string">
            <text:p text:style-name="P14">$4-do0</text:p>
          </table:table-cell>
          <table:table-cell table:style-name="t4.I3" office:value-type="string">
            <text:p text:style-name="P13">±<text:span text:style-name="T8">33.8</text:span></text:p>
          </table:table-cell>
        </table:table-row>
        <table:table-row>
          <table:table-cell table:style-name="t4.A3" office:value-type="string">
            <text:p text:style-name="P13">4.0 мЗв/ч</text:p>
          </table:table-cell>
          <table:table-cell table:style-name="t4.B3" office:value-type="string">
            <text:p text:style-name="P14">$4-n1</text:p>
          </table:table-cell>
          <table:table-cell table:style-name="t4.B3" office:value-type="string">
            <text:p text:style-name="P14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4">$4-av1</text:p>
          </table:table-cell>
          <table:table-cell table:style-name="t4.B3" office:value-type="string">
            <text:p text:style-name="P14">$4-o1</text:p>
          </table:table-cell>
          <table:table-cell table:style-name="t4.B3" office:value-type="string">
            <text:p text:style-name="P14">$4-q1</text:p>
          </table:table-cell>
          <table:table-cell table:style-name="t4.B3" office:value-type="string">
            <text:p text:style-name="P14">$4-do1</text:p>
          </table:table-cell>
          <table:table-cell table:style-name="t4.I3" office:value-type="string">
            <text:p text:style-name="P13">±<text:span text:style-name="T8">15</text:span></text:p>
          </table:table-cell>
        </table:table-row>
        <table:table-row>
          <table:table-cell table:style-name="t4.A3" office:value-type="string">
            <text:p text:style-name="P13">800<text:span text:style-name="T8">.</text:span>0 мЗв/ч</text:p>
          </table:table-cell>
          <table:table-cell table:style-name="t4.B3" office:value-type="string">
            <text:p text:style-name="P14">$4-n2</text:p>
          </table:table-cell>
          <table:table-cell table:style-name="t4.B3" office:value-type="string">
            <text:p text:style-name="P14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4">$4-av2</text:p>
          </table:table-cell>
          <table:table-cell table:style-name="t4.B3" office:value-type="string">
            <text:p text:style-name="P14">$4-o2</text:p>
          </table:table-cell>
          <table:table-cell table:style-name="t4.B3" office:value-type="string">
            <text:p text:style-name="P14">$4-q2</text:p>
          </table:table-cell>
          <table:table-cell table:style-name="t4.B3" office:value-type="string">
            <text:p text:style-name="P14">$4-do2</text:p>
          </table:table-cell>
          <table:table-cell table:style-name="t4.I3" office:value-type="string">
            <text:p text:style-name="P13">±<text:span text:style-name="T8">15.4</text:span></text:p>
          </table:table-cell>
        </table:table-row>
        <table:table-row>
          <table:table-cell table:style-name="t4.A7" office:value-type="string">
            <text:p text:style-name="P13"><text:span text:style-name="T8">4</text:span> Зв/ч</text:p>
          </table:table-cell>
          <table:table-cell table:style-name="t4.B7" office:value-type="string">
            <text:p text:style-name="P14">$4-n3</text:p>
          </table:table-cell>
          <table:table-cell table:style-name="t4.B7" office:value-type="string">
            <text:p text:style-name="P14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2">$4-m31</text:p>
              <text:p text:style-name="P32">$4-m32</text:p>
              <text:p text:style-name="P32">$4-m33</text:p>
              <text:p text:style-name="P32">$4-m34</text:p>
            </text:section>
          </table:table-cell>
          <table:table-cell table:style-name="t4.B7" office:value-type="string">
            <text:p text:style-name="P14">$4-av3</text:p>
          </table:table-cell>
          <table:table-cell table:style-name="t4.B7" office:value-type="string">
            <text:p text:style-name="P14">$4-o3</text:p>
          </table:table-cell>
          <table:table-cell table:style-name="t4.B7" office:value-type="string">
            <text:p text:style-name="P14">$4-q3</text:p>
          </table:table-cell>
          <table:table-cell table:style-name="t4.B7" office:value-type="string">
            <text:p text:style-name="P14">$4-do3</text:p>
          </table:table-cell>
          <table:table-cell table:style-name="t4.I7" office:value-type="string">
            <text:p text:style-name="P13">±<text:span text:style-name="T8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4.B2" table:number-rows-spanned="2" office:value-type="string">
            <text:p text:style-name="P13">Номер источника</text:p>
          </table:table-cell>
          <table:table-cell table:style-name="s4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4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4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4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4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4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3">4.0 мЗв</text:p>
          </table:table-cell>
          <table:table-cell table:style-name="s4.B4" office:value-type="string">
            <text:p text:style-name="P14">$4-<text:span text:style-name="T1">dn</text:span></text:p>
          </table:table-cell>
          <table:table-cell table:style-name="s4.B4" office:value-type="string">
            <text:p text:style-name="P20"><text:s text:c="2"/>$4-dd <text:s/></text:p>
            <text:p text:style-name="P17">180c</text:p>
          </table:table-cell>
          <table:table-cell table:style-name="s4.B4" office:value-type="string">
            <text:p text:style-name="P14">$4-d_dev</text:p>
          </table:table-cell>
          <table:table-cell table:style-name="s4.B4" office:value-type="string">
            <text:p text:style-name="P14">$4-dose</text:p>
          </table:table-cell>
          <table:table-cell table:style-name="s4.B4" office:value-type="string">
            <text:p text:style-name="P14">$4-d_res</text:p>
          </table:table-cell>
          <table:table-cell table:style-name="s4.B4" office:value-type="string">
            <text:p text:style-name="P14">$4-o_pog</text:p>
          </table:table-cell>
          <table:table-cell table:style-name="s4.B4" office:value-type="string">
            <text:p text:style-name="P14">$4-d_gran</text:p>
          </table:table-cell>
          <table:table-cell table:style-name="s4.I4" office:value-type="string">
            <text:p text:style-name="P13">±<text:span text:style-name="T8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5.B2" office:value-type="string">
            <text:p text:style-name="P13">Номер источ-ника</text:p>
          </table:table-cell>
          <table:table-cell table:style-name="t5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5.B2" office:value-type="string">
            <text:p text:style-name="P37">Показания прибора</text:p>
          </table:table-cell>
          <table:table-cell table:style-name="t5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5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5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5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5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1"/>
            </text:section>
          </table:table-cell>
          <table:table-cell table:style-name="t5.B3" office:value-type="string">
            <text:p text:style-name="P14">$5-av-bg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B3" office:value-type="string">
            <text:p text:style-name="P14">---</text:p>
          </table:table-cell>
          <table:table-cell table:style-name="t5.I3" office:value-type="string">
            <text:p text:style-name="P16">---</text:p>
          </table:table-cell>
        </table:table-row>
        <table:table-row>
          <table:table-cell table:style-name="t5.A3" office:value-type="string">
            <text:p text:style-name="P13">0.80 мкЗв/ч</text:p>
          </table:table-cell>
          <table:table-cell table:style-name="t5.B3" office:value-type="string">
            <text:p text:style-name="P14">$5-n0</text:p>
          </table:table-cell>
          <table:table-cell table:style-name="t5.B3" office:value-type="string">
            <text:p text:style-name="P14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4">$5-av0</text:p>
          </table:table-cell>
          <table:table-cell table:style-name="t5.B3" office:value-type="string">
            <text:p text:style-name="P14">$5-o0</text:p>
          </table:table-cell>
          <table:table-cell table:style-name="t5.B3" office:value-type="string">
            <text:p text:style-name="P14">$5-q0</text:p>
          </table:table-cell>
          <table:table-cell table:style-name="t5.B3" office:value-type="string">
            <text:p text:style-name="P14">$5-do0</text:p>
          </table:table-cell>
          <table:table-cell table:style-name="t5.I3" office:value-type="string">
            <text:p text:style-name="P13">±<text:span text:style-name="T8">33.8</text:span></text:p>
          </table:table-cell>
        </table:table-row>
        <table:table-row>
          <table:table-cell table:style-name="t5.A3" office:value-type="string">
            <text:p text:style-name="P13">4.0 мЗв/ч</text:p>
          </table:table-cell>
          <table:table-cell table:style-name="t5.B3" office:value-type="string">
            <text:p text:style-name="P14">$5-n1</text:p>
          </table:table-cell>
          <table:table-cell table:style-name="t5.B3" office:value-type="string">
            <text:p text:style-name="P14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4">$5-av1</text:p>
          </table:table-cell>
          <table:table-cell table:style-name="t5.B3" office:value-type="string">
            <text:p text:style-name="P14">$5-o1</text:p>
          </table:table-cell>
          <table:table-cell table:style-name="t5.B3" office:value-type="string">
            <text:p text:style-name="P14">$5-q1</text:p>
          </table:table-cell>
          <table:table-cell table:style-name="t5.B3" office:value-type="string">
            <text:p text:style-name="P14">$5-do1</text:p>
          </table:table-cell>
          <table:table-cell table:style-name="t5.I3" office:value-type="string">
            <text:p text:style-name="P13">±<text:span text:style-name="T8">15</text:span></text:p>
          </table:table-cell>
        </table:table-row>
        <table:table-row>
          <table:table-cell table:style-name="t5.A3" office:value-type="string">
            <text:p text:style-name="P13">800<text:span text:style-name="T8">.</text:span>0 мЗв/ч</text:p>
          </table:table-cell>
          <table:table-cell table:style-name="t5.B3" office:value-type="string">
            <text:p text:style-name="P14">$5-n2</text:p>
          </table:table-cell>
          <table:table-cell table:style-name="t5.B3" office:value-type="string">
            <text:p text:style-name="P14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4">$5-av2</text:p>
          </table:table-cell>
          <table:table-cell table:style-name="t5.B3" office:value-type="string">
            <text:p text:style-name="P14">$5-o2</text:p>
          </table:table-cell>
          <table:table-cell table:style-name="t5.B3" office:value-type="string">
            <text:p text:style-name="P14">$5-q2</text:p>
          </table:table-cell>
          <table:table-cell table:style-name="t5.B3" office:value-type="string">
            <text:p text:style-name="P14">$5-do2</text:p>
          </table:table-cell>
          <table:table-cell table:style-name="t5.I3" office:value-type="string">
            <text:p text:style-name="P13">±<text:span text:style-name="T8">15.4</text:span></text:p>
          </table:table-cell>
        </table:table-row>
        <table:table-row>
          <table:table-cell table:style-name="t5.A7" office:value-type="string">
            <text:p text:style-name="P13"><text:span text:style-name="T8">4</text:span> Зв/ч</text:p>
          </table:table-cell>
          <table:table-cell table:style-name="t5.B7" office:value-type="string">
            <text:p text:style-name="P14">$5-n3</text:p>
          </table:table-cell>
          <table:table-cell table:style-name="t5.B7" office:value-type="string">
            <text:p text:style-name="P14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2">$5-m31</text:p>
              <text:p text:style-name="P32">$5-m32</text:p>
              <text:p text:style-name="P32">$5-m33</text:p>
              <text:p text:style-name="P32">$5-m34</text:p>
            </text:section>
          </table:table-cell>
          <table:table-cell table:style-name="t5.B7" office:value-type="string">
            <text:p text:style-name="P14">$5-av3</text:p>
          </table:table-cell>
          <table:table-cell table:style-name="t5.B7" office:value-type="string">
            <text:p text:style-name="P14">$5-o3</text:p>
          </table:table-cell>
          <table:table-cell table:style-name="t5.B7" office:value-type="string">
            <text:p text:style-name="P14">$5-q3</text:p>
          </table:table-cell>
          <table:table-cell table:style-name="t5.B7" office:value-type="string">
            <text:p text:style-name="P14">$5-do3</text:p>
          </table:table-cell>
          <table:table-cell table:style-name="t5.I7" office:value-type="string">
            <text:p text:style-name="P13">±<text:span text:style-name="T8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5.B2" table:number-rows-spanned="2" office:value-type="string">
            <text:p text:style-name="P13">Номер источника</text:p>
          </table:table-cell>
          <table:table-cell table:style-name="s5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5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5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5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5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5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3">4.0 мЗв</text:p>
          </table:table-cell>
          <table:table-cell table:style-name="s5.B4" office:value-type="string">
            <text:p text:style-name="P14">$5-<text:span text:style-name="T1">dn</text:span></text:p>
          </table:table-cell>
          <table:table-cell table:style-name="s5.B4" office:value-type="string">
            <text:p text:style-name="P20"><text:s text:c="2"/>$5-dd <text:s/></text:p>
            <text:p text:style-name="P17">180c</text:p>
          </table:table-cell>
          <table:table-cell table:style-name="s5.B4" office:value-type="string">
            <text:p text:style-name="P14">$5-d_dev</text:p>
          </table:table-cell>
          <table:table-cell table:style-name="s5.B4" office:value-type="string">
            <text:p text:style-name="P14">$5-dose</text:p>
          </table:table-cell>
          <table:table-cell table:style-name="s5.B4" office:value-type="string">
            <text:p text:style-name="P14">$5-d_res</text:p>
          </table:table-cell>
          <table:table-cell table:style-name="s5.B4" office:value-type="string">
            <text:p text:style-name="P14">$5-o_pog</text:p>
          </table:table-cell>
          <table:table-cell table:style-name="s5.B4" office:value-type="string">
            <text:p text:style-name="P14">$5-d_gran</text:p>
          </table:table-cell>
          <table:table-cell table:style-name="s5.I4" office:value-type="string">
            <text:p text:style-name="P13">±<text:span text:style-name="T8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6.B2" office:value-type="string">
            <text:p text:style-name="P13">Номер источ-ника</text:p>
          </table:table-cell>
          <table:table-cell table:style-name="t6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6.B2" office:value-type="string">
            <text:p text:style-name="P37">Показания прибора</text:p>
          </table:table-cell>
          <table:table-cell table:style-name="t6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6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6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6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6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1"/>
            </text:section>
          </table:table-cell>
          <table:table-cell table:style-name="t6.B3" office:value-type="string">
            <text:p text:style-name="P14">$6-av-bg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B3" office:value-type="string">
            <text:p text:style-name="P14">---</text:p>
          </table:table-cell>
          <table:table-cell table:style-name="t6.I3" office:value-type="string">
            <text:p text:style-name="P16">---</text:p>
          </table:table-cell>
        </table:table-row>
        <table:table-row>
          <table:table-cell table:style-name="t6.A3" office:value-type="string">
            <text:p text:style-name="P13">0.80 мкЗв/ч</text:p>
          </table:table-cell>
          <table:table-cell table:style-name="t6.B3" office:value-type="string">
            <text:p text:style-name="P14">$6-n0</text:p>
          </table:table-cell>
          <table:table-cell table:style-name="t6.B3" office:value-type="string">
            <text:p text:style-name="P14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4">$6-av0</text:p>
          </table:table-cell>
          <table:table-cell table:style-name="t6.B3" office:value-type="string">
            <text:p text:style-name="P14">$6-o0</text:p>
          </table:table-cell>
          <table:table-cell table:style-name="t6.B3" office:value-type="string">
            <text:p text:style-name="P14">$6-q0</text:p>
          </table:table-cell>
          <table:table-cell table:style-name="t6.B3" office:value-type="string">
            <text:p text:style-name="P14">$6-do0</text:p>
          </table:table-cell>
          <table:table-cell table:style-name="t6.I3" office:value-type="string">
            <text:p text:style-name="P13">±<text:span text:style-name="T8">33.8</text:span></text:p>
          </table:table-cell>
        </table:table-row>
        <table:table-row>
          <table:table-cell table:style-name="t6.A3" office:value-type="string">
            <text:p text:style-name="P13">4.0 мЗв/ч</text:p>
          </table:table-cell>
          <table:table-cell table:style-name="t6.B3" office:value-type="string">
            <text:p text:style-name="P14">$6-n1</text:p>
          </table:table-cell>
          <table:table-cell table:style-name="t6.B3" office:value-type="string">
            <text:p text:style-name="P14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4">$6-av1</text:p>
          </table:table-cell>
          <table:table-cell table:style-name="t6.B3" office:value-type="string">
            <text:p text:style-name="P14">$6-o1</text:p>
          </table:table-cell>
          <table:table-cell table:style-name="t6.B3" office:value-type="string">
            <text:p text:style-name="P14">$6-q1</text:p>
          </table:table-cell>
          <table:table-cell table:style-name="t6.B3" office:value-type="string">
            <text:p text:style-name="P14">$6-do1</text:p>
          </table:table-cell>
          <table:table-cell table:style-name="t6.I3" office:value-type="string">
            <text:p text:style-name="P13">±<text:span text:style-name="T8">15</text:span></text:p>
          </table:table-cell>
        </table:table-row>
        <table:table-row>
          <table:table-cell table:style-name="t6.A3" office:value-type="string">
            <text:p text:style-name="P13">800<text:span text:style-name="T8">.</text:span>0 мЗв/ч</text:p>
          </table:table-cell>
          <table:table-cell table:style-name="t6.B3" office:value-type="string">
            <text:p text:style-name="P14">$6-n2</text:p>
          </table:table-cell>
          <table:table-cell table:style-name="t6.B3" office:value-type="string">
            <text:p text:style-name="P14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4">$6-av2</text:p>
          </table:table-cell>
          <table:table-cell table:style-name="t6.B3" office:value-type="string">
            <text:p text:style-name="P14">$6-o2</text:p>
          </table:table-cell>
          <table:table-cell table:style-name="t6.B3" office:value-type="string">
            <text:p text:style-name="P14">$6-q2</text:p>
          </table:table-cell>
          <table:table-cell table:style-name="t6.B3" office:value-type="string">
            <text:p text:style-name="P14">$6-do2</text:p>
          </table:table-cell>
          <table:table-cell table:style-name="t6.I3" office:value-type="string">
            <text:p text:style-name="P13">±<text:span text:style-name="T8">15.4</text:span></text:p>
          </table:table-cell>
        </table:table-row>
        <table:table-row>
          <table:table-cell table:style-name="t6.A7" office:value-type="string">
            <text:p text:style-name="P13"><text:span text:style-name="T8">4</text:span> Зв/ч</text:p>
          </table:table-cell>
          <table:table-cell table:style-name="t6.B7" office:value-type="string">
            <text:p text:style-name="P14">$6-n3</text:p>
          </table:table-cell>
          <table:table-cell table:style-name="t6.B7" office:value-type="string">
            <text:p text:style-name="P14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2">$6-m31</text:p>
              <text:p text:style-name="P32">$6-m32</text:p>
              <text:p text:style-name="P32">$6-m33</text:p>
              <text:p text:style-name="P32">$6-m34</text:p>
            </text:section>
          </table:table-cell>
          <table:table-cell table:style-name="t6.B7" office:value-type="string">
            <text:p text:style-name="P14">$6-av3</text:p>
          </table:table-cell>
          <table:table-cell table:style-name="t6.B7" office:value-type="string">
            <text:p text:style-name="P14">$6-o3</text:p>
          </table:table-cell>
          <table:table-cell table:style-name="t6.B7" office:value-type="string">
            <text:p text:style-name="P14">$6-q3</text:p>
          </table:table-cell>
          <table:table-cell table:style-name="t6.B7" office:value-type="string">
            <text:p text:style-name="P14">$6-do3</text:p>
          </table:table-cell>
          <table:table-cell table:style-name="t6.I7" office:value-type="string">
            <text:p text:style-name="P13">±<text:span text:style-name="T8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6.B2" table:number-rows-spanned="2" office:value-type="string">
            <text:p text:style-name="P13">Номер источника</text:p>
          </table:table-cell>
          <table:table-cell table:style-name="s6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6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6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6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6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6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3">4.0 мЗв</text:p>
          </table:table-cell>
          <table:table-cell table:style-name="s6.B4" office:value-type="string">
            <text:p text:style-name="P14">$6-<text:span text:style-name="T1">dn</text:span></text:p>
          </table:table-cell>
          <table:table-cell table:style-name="s6.B4" office:value-type="string">
            <text:p text:style-name="P20"><text:s text:c="2"/>$6-dd <text:s/></text:p>
            <text:p text:style-name="P17">180c</text:p>
          </table:table-cell>
          <table:table-cell table:style-name="s6.B4" office:value-type="string">
            <text:p text:style-name="P14">$6-d_dev</text:p>
          </table:table-cell>
          <table:table-cell table:style-name="s6.B4" office:value-type="string">
            <text:p text:style-name="P14">$6-dose</text:p>
          </table:table-cell>
          <table:table-cell table:style-name="s6.B4" office:value-type="string">
            <text:p text:style-name="P14">$6-d_res</text:p>
          </table:table-cell>
          <table:table-cell table:style-name="s6.B4" office:value-type="string">
            <text:p text:style-name="P14">$6-o_pog</text:p>
          </table:table-cell>
          <table:table-cell table:style-name="s6.B4" office:value-type="string">
            <text:p text:style-name="P14">$6-d_gran</text:p>
          </table:table-cell>
          <table:table-cell table:style-name="s6.I4" office:value-type="string">
            <text:p text:style-name="P13">±<text:span text:style-name="T8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7.B2" office:value-type="string">
            <text:p text:style-name="P13">Номер источ-ника</text:p>
          </table:table-cell>
          <table:table-cell table:style-name="t7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7.B2" office:value-type="string">
            <text:p text:style-name="P37">Показания прибора</text:p>
          </table:table-cell>
          <table:table-cell table:style-name="t7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7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7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7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7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1"/>
            </text:section>
          </table:table-cell>
          <table:table-cell table:style-name="t7.B3" office:value-type="string">
            <text:p text:style-name="P14">$7-av-bg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B3" office:value-type="string">
            <text:p text:style-name="P14">---</text:p>
          </table:table-cell>
          <table:table-cell table:style-name="t7.I3" office:value-type="string">
            <text:p text:style-name="P16">---</text:p>
          </table:table-cell>
        </table:table-row>
        <table:table-row>
          <table:table-cell table:style-name="t7.A3" office:value-type="string">
            <text:p text:style-name="P13">0.80 мкЗв/ч</text:p>
          </table:table-cell>
          <table:table-cell table:style-name="t7.B3" office:value-type="string">
            <text:p text:style-name="P14">$7-n0</text:p>
          </table:table-cell>
          <table:table-cell table:style-name="t7.B3" office:value-type="string">
            <text:p text:style-name="P14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4">$7-av0</text:p>
          </table:table-cell>
          <table:table-cell table:style-name="t7.B3" office:value-type="string">
            <text:p text:style-name="P14">$7-o0</text:p>
          </table:table-cell>
          <table:table-cell table:style-name="t7.B3" office:value-type="string">
            <text:p text:style-name="P14">$7-q0</text:p>
          </table:table-cell>
          <table:table-cell table:style-name="t7.B3" office:value-type="string">
            <text:p text:style-name="P14">$7-do0</text:p>
          </table:table-cell>
          <table:table-cell table:style-name="t7.I3" office:value-type="string">
            <text:p text:style-name="P13">±<text:span text:style-name="T8">33.8</text:span></text:p>
          </table:table-cell>
        </table:table-row>
        <table:table-row>
          <table:table-cell table:style-name="t7.A3" office:value-type="string">
            <text:p text:style-name="P13">4.0 мЗв/ч</text:p>
          </table:table-cell>
          <table:table-cell table:style-name="t7.B3" office:value-type="string">
            <text:p text:style-name="P14">$7-n1</text:p>
          </table:table-cell>
          <table:table-cell table:style-name="t7.B3" office:value-type="string">
            <text:p text:style-name="P14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4">$7-av1</text:p>
          </table:table-cell>
          <table:table-cell table:style-name="t7.B3" office:value-type="string">
            <text:p text:style-name="P14">$7-o1</text:p>
          </table:table-cell>
          <table:table-cell table:style-name="t7.B3" office:value-type="string">
            <text:p text:style-name="P14">$7-q1</text:p>
          </table:table-cell>
          <table:table-cell table:style-name="t7.B3" office:value-type="string">
            <text:p text:style-name="P14">$7-do1</text:p>
          </table:table-cell>
          <table:table-cell table:style-name="t7.I3" office:value-type="string">
            <text:p text:style-name="P13">±<text:span text:style-name="T8">15</text:span></text:p>
          </table:table-cell>
        </table:table-row>
        <table:table-row>
          <table:table-cell table:style-name="t7.A3" office:value-type="string">
            <text:p text:style-name="P13">800<text:span text:style-name="T8">.</text:span>0 мЗв/ч</text:p>
          </table:table-cell>
          <table:table-cell table:style-name="t7.B3" office:value-type="string">
            <text:p text:style-name="P14">$7-n2</text:p>
          </table:table-cell>
          <table:table-cell table:style-name="t7.B3" office:value-type="string">
            <text:p text:style-name="P14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4">$7-av2</text:p>
          </table:table-cell>
          <table:table-cell table:style-name="t7.B3" office:value-type="string">
            <text:p text:style-name="P14">$7-o2</text:p>
          </table:table-cell>
          <table:table-cell table:style-name="t7.B3" office:value-type="string">
            <text:p text:style-name="P14">$7-q2</text:p>
          </table:table-cell>
          <table:table-cell table:style-name="t7.B3" office:value-type="string">
            <text:p text:style-name="P14">$7-do2</text:p>
          </table:table-cell>
          <table:table-cell table:style-name="t7.I3" office:value-type="string">
            <text:p text:style-name="P13">±<text:span text:style-name="T8">15.4</text:span></text:p>
          </table:table-cell>
        </table:table-row>
        <table:table-row>
          <table:table-cell table:style-name="t7.A7" office:value-type="string">
            <text:p text:style-name="P13"><text:span text:style-name="T8">4</text:span> Зв/ч</text:p>
          </table:table-cell>
          <table:table-cell table:style-name="t7.B7" office:value-type="string">
            <text:p text:style-name="P14">$7-n3</text:p>
          </table:table-cell>
          <table:table-cell table:style-name="t7.B7" office:value-type="string">
            <text:p text:style-name="P14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2">$7-m31</text:p>
              <text:p text:style-name="P32">$7-m32</text:p>
              <text:p text:style-name="P32">$7-m33</text:p>
              <text:p text:style-name="P32">$7-m34</text:p>
            </text:section>
          </table:table-cell>
          <table:table-cell table:style-name="t7.B7" office:value-type="string">
            <text:p text:style-name="P14">$7-av3</text:p>
          </table:table-cell>
          <table:table-cell table:style-name="t7.B7" office:value-type="string">
            <text:p text:style-name="P14">$7-o3</text:p>
          </table:table-cell>
          <table:table-cell table:style-name="t7.B7" office:value-type="string">
            <text:p text:style-name="P14">$7-q3</text:p>
          </table:table-cell>
          <table:table-cell table:style-name="t7.B7" office:value-type="string">
            <text:p text:style-name="P14">$7-do3</text:p>
          </table:table-cell>
          <table:table-cell table:style-name="t7.I7" office:value-type="string">
            <text:p text:style-name="P13">±<text:span text:style-name="T8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7.B2" table:number-rows-spanned="2" office:value-type="string">
            <text:p text:style-name="P13">Номер источника</text:p>
          </table:table-cell>
          <table:table-cell table:style-name="s7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7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7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7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7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7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3">4.0 мЗв</text:p>
          </table:table-cell>
          <table:table-cell table:style-name="s7.B4" office:value-type="string">
            <text:p text:style-name="P14">$7-<text:span text:style-name="T1">dn</text:span></text:p>
          </table:table-cell>
          <table:table-cell table:style-name="s7.B4" office:value-type="string">
            <text:p text:style-name="P20"><text:s text:c="2"/>$7-dd <text:s/></text:p>
            <text:p text:style-name="P17">180c</text:p>
          </table:table-cell>
          <table:table-cell table:style-name="s7.B4" office:value-type="string">
            <text:p text:style-name="P14">$7-d_dev</text:p>
          </table:table-cell>
          <table:table-cell table:style-name="s7.B4" office:value-type="string">
            <text:p text:style-name="P14">$7-dose</text:p>
          </table:table-cell>
          <table:table-cell table:style-name="s7.B4" office:value-type="string">
            <text:p text:style-name="P14">$7-d_res</text:p>
          </table:table-cell>
          <table:table-cell table:style-name="s7.B4" office:value-type="string">
            <text:p text:style-name="P14">$7-o_pog</text:p>
          </table:table-cell>
          <table:table-cell table:style-name="s7.B4" office:value-type="string">
            <text:p text:style-name="P14">$7-d_gran</text:p>
          </table:table-cell>
          <table:table-cell table:style-name="s7.I4" office:value-type="string">
            <text:p text:style-name="P13">±<text:span text:style-name="T8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8.B2" office:value-type="string">
            <text:p text:style-name="P13">Номер источ-ника</text:p>
          </table:table-cell>
          <table:table-cell table:style-name="t8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8.B2" office:value-type="string">
            <text:p text:style-name="P37">Показания прибора</text:p>
          </table:table-cell>
          <table:table-cell table:style-name="t8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8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8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8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8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1"/>
            </text:section>
          </table:table-cell>
          <table:table-cell table:style-name="t8.B3" office:value-type="string">
            <text:p text:style-name="P14">$8-av-bg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B3" office:value-type="string">
            <text:p text:style-name="P14">---</text:p>
          </table:table-cell>
          <table:table-cell table:style-name="t8.I3" office:value-type="string">
            <text:p text:style-name="P16">---</text:p>
          </table:table-cell>
        </table:table-row>
        <table:table-row>
          <table:table-cell table:style-name="t8.A3" office:value-type="string">
            <text:p text:style-name="P13">0.80 мкЗв/ч</text:p>
          </table:table-cell>
          <table:table-cell table:style-name="t8.B3" office:value-type="string">
            <text:p text:style-name="P14">$8-n0</text:p>
          </table:table-cell>
          <table:table-cell table:style-name="t8.B3" office:value-type="string">
            <text:p text:style-name="P14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4">$8-av0</text:p>
          </table:table-cell>
          <table:table-cell table:style-name="t8.B3" office:value-type="string">
            <text:p text:style-name="P14">$8-o0</text:p>
          </table:table-cell>
          <table:table-cell table:style-name="t8.B3" office:value-type="string">
            <text:p text:style-name="P14">$8-q0</text:p>
          </table:table-cell>
          <table:table-cell table:style-name="t8.B3" office:value-type="string">
            <text:p text:style-name="P14">$8-do0</text:p>
          </table:table-cell>
          <table:table-cell table:style-name="t8.I3" office:value-type="string">
            <text:p text:style-name="P13">±<text:span text:style-name="T8">33.8</text:span></text:p>
          </table:table-cell>
        </table:table-row>
        <table:table-row>
          <table:table-cell table:style-name="t8.A3" office:value-type="string">
            <text:p text:style-name="P13">4.0 мЗв/ч</text:p>
          </table:table-cell>
          <table:table-cell table:style-name="t8.B3" office:value-type="string">
            <text:p text:style-name="P14">$8-n1</text:p>
          </table:table-cell>
          <table:table-cell table:style-name="t8.B3" office:value-type="string">
            <text:p text:style-name="P14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4">$8-av1</text:p>
          </table:table-cell>
          <table:table-cell table:style-name="t8.B3" office:value-type="string">
            <text:p text:style-name="P14">$8-o1</text:p>
          </table:table-cell>
          <table:table-cell table:style-name="t8.B3" office:value-type="string">
            <text:p text:style-name="P14">$8-q1</text:p>
          </table:table-cell>
          <table:table-cell table:style-name="t8.B3" office:value-type="string">
            <text:p text:style-name="P14">$8-do1</text:p>
          </table:table-cell>
          <table:table-cell table:style-name="t8.I3" office:value-type="string">
            <text:p text:style-name="P13">±<text:span text:style-name="T8">15</text:span></text:p>
          </table:table-cell>
        </table:table-row>
        <table:table-row>
          <table:table-cell table:style-name="t8.A3" office:value-type="string">
            <text:p text:style-name="P13">800<text:span text:style-name="T8">.</text:span>0 мЗв/ч</text:p>
          </table:table-cell>
          <table:table-cell table:style-name="t8.B3" office:value-type="string">
            <text:p text:style-name="P14">$8-n2</text:p>
          </table:table-cell>
          <table:table-cell table:style-name="t8.B3" office:value-type="string">
            <text:p text:style-name="P14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4">$8-av2</text:p>
          </table:table-cell>
          <table:table-cell table:style-name="t8.B3" office:value-type="string">
            <text:p text:style-name="P14">$8-o2</text:p>
          </table:table-cell>
          <table:table-cell table:style-name="t8.B3" office:value-type="string">
            <text:p text:style-name="P14">$8-q2</text:p>
          </table:table-cell>
          <table:table-cell table:style-name="t8.B3" office:value-type="string">
            <text:p text:style-name="P14">$8-do2</text:p>
          </table:table-cell>
          <table:table-cell table:style-name="t8.I3" office:value-type="string">
            <text:p text:style-name="P13">±<text:span text:style-name="T8">15.4</text:span></text:p>
          </table:table-cell>
        </table:table-row>
        <table:table-row>
          <table:table-cell table:style-name="t8.A7" office:value-type="string">
            <text:p text:style-name="P13"><text:span text:style-name="T8">4</text:span> Зв/ч</text:p>
          </table:table-cell>
          <table:table-cell table:style-name="t8.B7" office:value-type="string">
            <text:p text:style-name="P14">$8-n3</text:p>
          </table:table-cell>
          <table:table-cell table:style-name="t8.B7" office:value-type="string">
            <text:p text:style-name="P14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2">$8-m31</text:p>
              <text:p text:style-name="P32">$8-m32</text:p>
              <text:p text:style-name="P32">$8-m33</text:p>
              <text:p text:style-name="P32">$8-m34</text:p>
            </text:section>
          </table:table-cell>
          <table:table-cell table:style-name="t8.B7" office:value-type="string">
            <text:p text:style-name="P14">$8-av3</text:p>
          </table:table-cell>
          <table:table-cell table:style-name="t8.B7" office:value-type="string">
            <text:p text:style-name="P14">$8-o3</text:p>
          </table:table-cell>
          <table:table-cell table:style-name="t8.B7" office:value-type="string">
            <text:p text:style-name="P14">$8-q3</text:p>
          </table:table-cell>
          <table:table-cell table:style-name="t8.B7" office:value-type="string">
            <text:p text:style-name="P14">$8-do3</text:p>
          </table:table-cell>
          <table:table-cell table:style-name="t8.I7" office:value-type="string">
            <text:p text:style-name="P13">±<text:span text:style-name="T8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6"><text:span text:style-name="T4">Определение основной относительной погрешности измерения </text:span><text:span text:style-name="T26">дозы гамма излучения ДКС-АТ3509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8.B2" table:number-rows-spanned="2" office:value-type="string">
            <text:p text:style-name="P13">Номер источника</text:p>
          </table:table-cell>
          <table:table-cell table:style-name="s8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8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8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8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8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8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3">4.0 мЗв</text:p>
          </table:table-cell>
          <table:table-cell table:style-name="s8.B4" office:value-type="string">
            <text:p text:style-name="P14">$8-<text:span text:style-name="T1">dn</text:span></text:p>
          </table:table-cell>
          <table:table-cell table:style-name="s8.B4" office:value-type="string">
            <text:p text:style-name="P20"><text:s text:c="2"/>$8-dd <text:s/></text:p>
            <text:p text:style-name="P17">180c</text:p>
          </table:table-cell>
          <table:table-cell table:style-name="s8.B4" office:value-type="string">
            <text:p text:style-name="P14">$8-d_dev</text:p>
          </table:table-cell>
          <table:table-cell table:style-name="s8.B4" office:value-type="string">
            <text:p text:style-name="P14">$8-dose</text:p>
          </table:table-cell>
          <table:table-cell table:style-name="s8.B4" office:value-type="string">
            <text:p text:style-name="P14">$8-d_res</text:p>
          </table:table-cell>
          <table:table-cell table:style-name="s8.B4" office:value-type="string">
            <text:p text:style-name="P14">$8-o_pog</text:p>
          </table:table-cell>
          <table:table-cell table:style-name="s8.B4" office:value-type="string">
            <text:p text:style-name="P14">$8-d_gran</text:p>
          </table:table-cell>
          <table:table-cell table:style-name="s8.I4" office:value-type="string">
            <text:p text:style-name="P13">±<text:span text:style-name="T8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9.B2" office:value-type="string">
            <text:p text:style-name="P13">Номер источ-ника</text:p>
          </table:table-cell>
          <table:table-cell table:style-name="t9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9.B2" office:value-type="string">
            <text:p text:style-name="P37">Показания прибора</text:p>
          </table:table-cell>
          <table:table-cell table:style-name="t9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9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9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9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9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1"/>
            </text:section>
          </table:table-cell>
          <table:table-cell table:style-name="t9.B3" office:value-type="string">
            <text:p text:style-name="P14">$9-av-bg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B3" office:value-type="string">
            <text:p text:style-name="P14">---</text:p>
          </table:table-cell>
          <table:table-cell table:style-name="t9.I3" office:value-type="string">
            <text:p text:style-name="P16">---</text:p>
          </table:table-cell>
        </table:table-row>
        <table:table-row>
          <table:table-cell table:style-name="t9.A3" office:value-type="string">
            <text:p text:style-name="P13">0.80 мкЗв/ч</text:p>
          </table:table-cell>
          <table:table-cell table:style-name="t9.B3" office:value-type="string">
            <text:p text:style-name="P14">$9-n0</text:p>
          </table:table-cell>
          <table:table-cell table:style-name="t9.B3" office:value-type="string">
            <text:p text:style-name="P14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4">$9-av0</text:p>
          </table:table-cell>
          <table:table-cell table:style-name="t9.B3" office:value-type="string">
            <text:p text:style-name="P14">$9-o0</text:p>
          </table:table-cell>
          <table:table-cell table:style-name="t9.B3" office:value-type="string">
            <text:p text:style-name="P14">$9-q0</text:p>
          </table:table-cell>
          <table:table-cell table:style-name="t9.B3" office:value-type="string">
            <text:p text:style-name="P14">$9-do0</text:p>
          </table:table-cell>
          <table:table-cell table:style-name="t9.I3" office:value-type="string">
            <text:p text:style-name="P13">±<text:span text:style-name="T8">33.8</text:span></text:p>
          </table:table-cell>
        </table:table-row>
        <table:table-row>
          <table:table-cell table:style-name="t9.A3" office:value-type="string">
            <text:p text:style-name="P13">4.0 мЗв/ч</text:p>
          </table:table-cell>
          <table:table-cell table:style-name="t9.B3" office:value-type="string">
            <text:p text:style-name="P14">$9-n1</text:p>
          </table:table-cell>
          <table:table-cell table:style-name="t9.B3" office:value-type="string">
            <text:p text:style-name="P14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4">$9-av1</text:p>
          </table:table-cell>
          <table:table-cell table:style-name="t9.B3" office:value-type="string">
            <text:p text:style-name="P14">$9-o1</text:p>
          </table:table-cell>
          <table:table-cell table:style-name="t9.B3" office:value-type="string">
            <text:p text:style-name="P14">$9-q1</text:p>
          </table:table-cell>
          <table:table-cell table:style-name="t9.B3" office:value-type="string">
            <text:p text:style-name="P14">$9-do1</text:p>
          </table:table-cell>
          <table:table-cell table:style-name="t9.I3" office:value-type="string">
            <text:p text:style-name="P13">±<text:span text:style-name="T8">15</text:span></text:p>
          </table:table-cell>
        </table:table-row>
        <table:table-row>
          <table:table-cell table:style-name="t9.A3" office:value-type="string">
            <text:p text:style-name="P13">800<text:span text:style-name="T8">.</text:span>0 мЗв/ч</text:p>
          </table:table-cell>
          <table:table-cell table:style-name="t9.B3" office:value-type="string">
            <text:p text:style-name="P14">$9-n2</text:p>
          </table:table-cell>
          <table:table-cell table:style-name="t9.B3" office:value-type="string">
            <text:p text:style-name="P14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4">$9-av2</text:p>
          </table:table-cell>
          <table:table-cell table:style-name="t9.B3" office:value-type="string">
            <text:p text:style-name="P14">$9-o2</text:p>
          </table:table-cell>
          <table:table-cell table:style-name="t9.B3" office:value-type="string">
            <text:p text:style-name="P14">$9-q2</text:p>
          </table:table-cell>
          <table:table-cell table:style-name="t9.B3" office:value-type="string">
            <text:p text:style-name="P14">$9-do2</text:p>
          </table:table-cell>
          <table:table-cell table:style-name="t9.I3" office:value-type="string">
            <text:p text:style-name="P13">±<text:span text:style-name="T8">15.4</text:span></text:p>
          </table:table-cell>
        </table:table-row>
        <table:table-row>
          <table:table-cell table:style-name="t9.A7" office:value-type="string">
            <text:p text:style-name="P13"><text:span text:style-name="T8">4</text:span> Зв/ч</text:p>
          </table:table-cell>
          <table:table-cell table:style-name="t9.B7" office:value-type="string">
            <text:p text:style-name="P14">$9-n3</text:p>
          </table:table-cell>
          <table:table-cell table:style-name="t9.B7" office:value-type="string">
            <text:p text:style-name="P14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2">$9-m31</text:p>
              <text:p text:style-name="P32">$9-m32</text:p>
              <text:p text:style-name="P32">$9-m33</text:p>
              <text:p text:style-name="P32">$9-m34</text:p>
            </text:section>
          </table:table-cell>
          <table:table-cell table:style-name="t9.B7" office:value-type="string">
            <text:p text:style-name="P14">$9-av3</text:p>
          </table:table-cell>
          <table:table-cell table:style-name="t9.B7" office:value-type="string">
            <text:p text:style-name="P14">$9-o3</text:p>
          </table:table-cell>
          <table:table-cell table:style-name="t9.B7" office:value-type="string">
            <text:p text:style-name="P14">$9-q3</text:p>
          </table:table-cell>
          <table:table-cell table:style-name="t9.B7" office:value-type="string">
            <text:p text:style-name="P14">$9-do3</text:p>
          </table:table-cell>
          <table:table-cell table:style-name="t9.I7" office:value-type="string">
            <text:p text:style-name="P13">±<text:span text:style-name="T8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9.B2" table:number-rows-spanned="2" office:value-type="string">
            <text:p text:style-name="P13">Номер источника</text:p>
          </table:table-cell>
          <table:table-cell table:style-name="s9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9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9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9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9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9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3">4.0 мЗв</text:p>
          </table:table-cell>
          <table:table-cell table:style-name="s9.B4" office:value-type="string">
            <text:p text:style-name="P14">$9-<text:span text:style-name="T1">dn</text:span></text:p>
          </table:table-cell>
          <table:table-cell table:style-name="s9.B4" office:value-type="string">
            <text:p text:style-name="P20"><text:s text:c="2"/>$9-dd <text:s/></text:p>
            <text:p text:style-name="P17">180c</text:p>
          </table:table-cell>
          <table:table-cell table:style-name="s9.B4" office:value-type="string">
            <text:p text:style-name="P14">$9-d_dev</text:p>
          </table:table-cell>
          <table:table-cell table:style-name="s9.B4" office:value-type="string">
            <text:p text:style-name="P14">$9-dose</text:p>
          </table:table-cell>
          <table:table-cell table:style-name="s9.B4" office:value-type="string">
            <text:p text:style-name="P14">$9-d_res</text:p>
          </table:table-cell>
          <table:table-cell table:style-name="s9.B4" office:value-type="string">
            <text:p text:style-name="P14">$9-o_pog</text:p>
          </table:table-cell>
          <table:table-cell table:style-name="s9.B4" office:value-type="string">
            <text:p text:style-name="P14">$9-d_gran</text:p>
          </table:table-cell>
          <table:table-cell table:style-name="s9.I4" office:value-type="string">
            <text:p text:style-name="P13">±<text:span text:style-name="T8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10.B2" office:value-type="string">
            <text:p text:style-name="P13">Номер источ-ника</text:p>
          </table:table-cell>
          <table:table-cell table:style-name="t10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0.B2" office:value-type="string">
            <text:p text:style-name="P37">Показания прибора</text:p>
          </table:table-cell>
          <table:table-cell table:style-name="t10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10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10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0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0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1"/>
            </text:section>
          </table:table-cell>
          <table:table-cell table:style-name="t10.B3" office:value-type="string">
            <text:p text:style-name="P14">$10-av-bg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B3" office:value-type="string">
            <text:p text:style-name="P14">---</text:p>
          </table:table-cell>
          <table:table-cell table:style-name="t10.I3" office:value-type="string">
            <text:p text:style-name="P16">---</text:p>
          </table:table-cell>
        </table:table-row>
        <table:table-row>
          <table:table-cell table:style-name="t10.A3" office:value-type="string">
            <text:p text:style-name="P13">0.80 мкЗв/ч</text:p>
          </table:table-cell>
          <table:table-cell table:style-name="t10.B3" office:value-type="string">
            <text:p text:style-name="P14">$10-n0</text:p>
          </table:table-cell>
          <table:table-cell table:style-name="t10.B3" office:value-type="string">
            <text:p text:style-name="P14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4">$10-av0</text:p>
          </table:table-cell>
          <table:table-cell table:style-name="t10.B3" office:value-type="string">
            <text:p text:style-name="P14">$10-o0</text:p>
          </table:table-cell>
          <table:table-cell table:style-name="t10.B3" office:value-type="string">
            <text:p text:style-name="P14">$10-q0</text:p>
          </table:table-cell>
          <table:table-cell table:style-name="t10.B3" office:value-type="string">
            <text:p text:style-name="P14">$10-do0</text:p>
          </table:table-cell>
          <table:table-cell table:style-name="t10.I3" office:value-type="string">
            <text:p text:style-name="P13">±<text:span text:style-name="T8">33.8</text:span></text:p>
          </table:table-cell>
        </table:table-row>
        <table:table-row>
          <table:table-cell table:style-name="t10.A3" office:value-type="string">
            <text:p text:style-name="P13">4.0 мЗв/ч</text:p>
          </table:table-cell>
          <table:table-cell table:style-name="t10.B3" office:value-type="string">
            <text:p text:style-name="P14">$10-n1</text:p>
          </table:table-cell>
          <table:table-cell table:style-name="t10.B3" office:value-type="string">
            <text:p text:style-name="P14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4">$10-av1</text:p>
          </table:table-cell>
          <table:table-cell table:style-name="t10.B3" office:value-type="string">
            <text:p text:style-name="P14">$10-o1</text:p>
          </table:table-cell>
          <table:table-cell table:style-name="t10.B3" office:value-type="string">
            <text:p text:style-name="P14">$10-q1</text:p>
          </table:table-cell>
          <table:table-cell table:style-name="t10.B3" office:value-type="string">
            <text:p text:style-name="P14">$10-do1</text:p>
          </table:table-cell>
          <table:table-cell table:style-name="t10.I3" office:value-type="string">
            <text:p text:style-name="P13">±<text:span text:style-name="T8">15</text:span></text:p>
          </table:table-cell>
        </table:table-row>
        <table:table-row>
          <table:table-cell table:style-name="t10.A3" office:value-type="string">
            <text:p text:style-name="P13">800<text:span text:style-name="T8">.</text:span>0 мЗв/ч</text:p>
          </table:table-cell>
          <table:table-cell table:style-name="t10.B3" office:value-type="string">
            <text:p text:style-name="P14">$10-n2</text:p>
          </table:table-cell>
          <table:table-cell table:style-name="t10.B3" office:value-type="string">
            <text:p text:style-name="P14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4">$10-av2</text:p>
          </table:table-cell>
          <table:table-cell table:style-name="t10.B3" office:value-type="string">
            <text:p text:style-name="P14">$10-o2</text:p>
          </table:table-cell>
          <table:table-cell table:style-name="t10.B3" office:value-type="string">
            <text:p text:style-name="P14">$10-q2</text:p>
          </table:table-cell>
          <table:table-cell table:style-name="t10.B3" office:value-type="string">
            <text:p text:style-name="P14">$10-do2</text:p>
          </table:table-cell>
          <table:table-cell table:style-name="t10.I3" office:value-type="string">
            <text:p text:style-name="P13">±<text:span text:style-name="T8">15.4</text:span></text:p>
          </table:table-cell>
        </table:table-row>
        <table:table-row>
          <table:table-cell table:style-name="t10.A7" office:value-type="string">
            <text:p text:style-name="P13"><text:span text:style-name="T8">4</text:span> Зв/ч</text:p>
          </table:table-cell>
          <table:table-cell table:style-name="t10.B7" office:value-type="string">
            <text:p text:style-name="P14">$10-n3</text:p>
          </table:table-cell>
          <table:table-cell table:style-name="t10.B7" office:value-type="string">
            <text:p text:style-name="P14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2">$10-m31</text:p>
              <text:p text:style-name="P32">$10-m32</text:p>
              <text:p text:style-name="P32">$10-m33</text:p>
              <text:p text:style-name="P32">$10-m34</text:p>
            </text:section>
          </table:table-cell>
          <table:table-cell table:style-name="t10.B7" office:value-type="string">
            <text:p text:style-name="P14">$10-av3</text:p>
          </table:table-cell>
          <table:table-cell table:style-name="t10.B7" office:value-type="string">
            <text:p text:style-name="P14">$10-o3</text:p>
          </table:table-cell>
          <table:table-cell table:style-name="t10.B7" office:value-type="string">
            <text:p text:style-name="P14">$10-q3</text:p>
          </table:table-cell>
          <table:table-cell table:style-name="t10.B7" office:value-type="string">
            <text:p text:style-name="P14">$10-do3</text:p>
          </table:table-cell>
          <table:table-cell table:style-name="t10.I7" office:value-type="string">
            <text:p text:style-name="P13">±<text:span text:style-name="T8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10.B2" table:number-rows-spanned="2" office:value-type="string">
            <text:p text:style-name="P13">Номер источника</text:p>
          </table:table-cell>
          <table:table-cell table:style-name="s10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0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10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0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10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0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3">4.0 мЗв</text:p>
          </table:table-cell>
          <table:table-cell table:style-name="s10.B4" office:value-type="string">
            <text:p text:style-name="P14">$10-<text:span text:style-name="T1">dn</text:span></text:p>
          </table:table-cell>
          <table:table-cell table:style-name="s10.B4" office:value-type="string">
            <text:p text:style-name="P20"><text:s text:c="2"/>$10-dd <text:s/></text:p>
            <text:p text:style-name="P17">180c</text:p>
          </table:table-cell>
          <table:table-cell table:style-name="s10.B4" office:value-type="string">
            <text:p text:style-name="P14">$10-d_dev</text:p>
          </table:table-cell>
          <table:table-cell table:style-name="s10.B4" office:value-type="string">
            <text:p text:style-name="P14">$10-dose</text:p>
          </table:table-cell>
          <table:table-cell table:style-name="s10.B4" office:value-type="string">
            <text:p text:style-name="P14">$10-d_res</text:p>
          </table:table-cell>
          <table:table-cell table:style-name="s10.B4" office:value-type="string">
            <text:p text:style-name="P14">$10-o_pog</text:p>
          </table:table-cell>
          <table:table-cell table:style-name="s10.B4" office:value-type="string">
            <text:p text:style-name="P14">$10-d_gran</text:p>
          </table:table-cell>
          <table:table-cell table:style-name="s10.I4" office:value-type="string">
            <text:p text:style-name="P13">±<text:span text:style-name="T8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11.B2" office:value-type="string">
            <text:p text:style-name="P13">Номер источ-ника</text:p>
          </table:table-cell>
          <table:table-cell table:style-name="t11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1.B2" office:value-type="string">
            <text:p text:style-name="P37">Показания прибора</text:p>
          </table:table-cell>
          <table:table-cell table:style-name="t11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11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11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1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1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1"/>
            </text:section>
          </table:table-cell>
          <table:table-cell table:style-name="t11.B3" office:value-type="string">
            <text:p text:style-name="P14">$11-av-bg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B3" office:value-type="string">
            <text:p text:style-name="P14">---</text:p>
          </table:table-cell>
          <table:table-cell table:style-name="t11.I3" office:value-type="string">
            <text:p text:style-name="P16">---</text:p>
          </table:table-cell>
        </table:table-row>
        <table:table-row>
          <table:table-cell table:style-name="t11.A3" office:value-type="string">
            <text:p text:style-name="P13">0.80 мкЗв/ч</text:p>
          </table:table-cell>
          <table:table-cell table:style-name="t11.B3" office:value-type="string">
            <text:p text:style-name="P14">$11-n0</text:p>
          </table:table-cell>
          <table:table-cell table:style-name="t11.B3" office:value-type="string">
            <text:p text:style-name="P14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4">$11-av0</text:p>
          </table:table-cell>
          <table:table-cell table:style-name="t11.B3" office:value-type="string">
            <text:p text:style-name="P14">$11-o0</text:p>
          </table:table-cell>
          <table:table-cell table:style-name="t11.B3" office:value-type="string">
            <text:p text:style-name="P14">$11-q0</text:p>
          </table:table-cell>
          <table:table-cell table:style-name="t11.B3" office:value-type="string">
            <text:p text:style-name="P14">$11-do0</text:p>
          </table:table-cell>
          <table:table-cell table:style-name="t11.I3" office:value-type="string">
            <text:p text:style-name="P13">±<text:span text:style-name="T8">33.8</text:span></text:p>
          </table:table-cell>
        </table:table-row>
        <table:table-row>
          <table:table-cell table:style-name="t11.A3" office:value-type="string">
            <text:p text:style-name="P13">4.0 мЗв/ч</text:p>
          </table:table-cell>
          <table:table-cell table:style-name="t11.B3" office:value-type="string">
            <text:p text:style-name="P14">$11-n1</text:p>
          </table:table-cell>
          <table:table-cell table:style-name="t11.B3" office:value-type="string">
            <text:p text:style-name="P14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4">$11-av1</text:p>
          </table:table-cell>
          <table:table-cell table:style-name="t11.B3" office:value-type="string">
            <text:p text:style-name="P14">$11-o1</text:p>
          </table:table-cell>
          <table:table-cell table:style-name="t11.B3" office:value-type="string">
            <text:p text:style-name="P14">$11-q1</text:p>
          </table:table-cell>
          <table:table-cell table:style-name="t11.B3" office:value-type="string">
            <text:p text:style-name="P14">$11-do1</text:p>
          </table:table-cell>
          <table:table-cell table:style-name="t11.I3" office:value-type="string">
            <text:p text:style-name="P13">±<text:span text:style-name="T8">15</text:span></text:p>
          </table:table-cell>
        </table:table-row>
        <table:table-row>
          <table:table-cell table:style-name="t11.A3" office:value-type="string">
            <text:p text:style-name="P13">800<text:span text:style-name="T8">.</text:span>0 мЗв/ч</text:p>
          </table:table-cell>
          <table:table-cell table:style-name="t11.B3" office:value-type="string">
            <text:p text:style-name="P14">$11-n2</text:p>
          </table:table-cell>
          <table:table-cell table:style-name="t11.B3" office:value-type="string">
            <text:p text:style-name="P14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4">$11-av2</text:p>
          </table:table-cell>
          <table:table-cell table:style-name="t11.B3" office:value-type="string">
            <text:p text:style-name="P14">$11-o2</text:p>
          </table:table-cell>
          <table:table-cell table:style-name="t11.B3" office:value-type="string">
            <text:p text:style-name="P14">$11-q2</text:p>
          </table:table-cell>
          <table:table-cell table:style-name="t11.B3" office:value-type="string">
            <text:p text:style-name="P14">$11-do2</text:p>
          </table:table-cell>
          <table:table-cell table:style-name="t11.I3" office:value-type="string">
            <text:p text:style-name="P13">±<text:span text:style-name="T8">15.4</text:span></text:p>
          </table:table-cell>
        </table:table-row>
        <table:table-row>
          <table:table-cell table:style-name="t11.A7" office:value-type="string">
            <text:p text:style-name="P13"><text:span text:style-name="T8">4</text:span> Зв/ч</text:p>
          </table:table-cell>
          <table:table-cell table:style-name="t11.B7" office:value-type="string">
            <text:p text:style-name="P14">$11-n3</text:p>
          </table:table-cell>
          <table:table-cell table:style-name="t11.B7" office:value-type="string">
            <text:p text:style-name="P14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2">$11-m31</text:p>
              <text:p text:style-name="P32">$11-m32</text:p>
              <text:p text:style-name="P32">$11-m33</text:p>
              <text:p text:style-name="P32">$11-m34</text:p>
            </text:section>
          </table:table-cell>
          <table:table-cell table:style-name="t11.B7" office:value-type="string">
            <text:p text:style-name="P14">$11-av3</text:p>
          </table:table-cell>
          <table:table-cell table:style-name="t11.B7" office:value-type="string">
            <text:p text:style-name="P14">$11-o3</text:p>
          </table:table-cell>
          <table:table-cell table:style-name="t11.B7" office:value-type="string">
            <text:p text:style-name="P14">$11-q3</text:p>
          </table:table-cell>
          <table:table-cell table:style-name="t11.B7" office:value-type="string">
            <text:p text:style-name="P14">$11-do3</text:p>
          </table:table-cell>
          <table:table-cell table:style-name="t11.I7" office:value-type="string">
            <text:p text:style-name="P13">±<text:span text:style-name="T8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11.B2" table:number-rows-spanned="2" office:value-type="string">
            <text:p text:style-name="P13">Номер источника</text:p>
          </table:table-cell>
          <table:table-cell table:style-name="s1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11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1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11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1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3">4.0 мЗв</text:p>
          </table:table-cell>
          <table:table-cell table:style-name="s11.B4" office:value-type="string">
            <text:p text:style-name="P14">$11-<text:span text:style-name="T1">dn</text:span></text:p>
          </table:table-cell>
          <table:table-cell table:style-name="s11.B4" office:value-type="string">
            <text:p text:style-name="P20"><text:s text:c="2"/>$11-dd <text:s/></text:p>
            <text:p text:style-name="P17">180c</text:p>
          </table:table-cell>
          <table:table-cell table:style-name="s11.B4" office:value-type="string">
            <text:p text:style-name="P14">$11-d_dev</text:p>
          </table:table-cell>
          <table:table-cell table:style-name="s11.B4" office:value-type="string">
            <text:p text:style-name="P14">$11-dose</text:p>
          </table:table-cell>
          <table:table-cell table:style-name="s11.B4" office:value-type="string">
            <text:p text:style-name="P14">$11-d_res</text:p>
          </table:table-cell>
          <table:table-cell table:style-name="s11.B4" office:value-type="string">
            <text:p text:style-name="P14">$11-o_pog</text:p>
          </table:table-cell>
          <table:table-cell table:style-name="s11.B4" office:value-type="string">
            <text:p text:style-name="P14">$11-d_gran</text:p>
          </table:table-cell>
          <table:table-cell table:style-name="s11.I4" office:value-type="string">
            <text:p text:style-name="P13">±<text:span text:style-name="T8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6"><text:span text:style-name="T4">Определение основной относительной погрешности измерения м</text:span><text:span text:style-name="T26">ощности 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2">Мощность <text:span text:style-name="T8">индивидуаль-ного эквива-лента</text:span> дозы в <text:span text:style-name="T8">контрольной</text:span> точке <text:span text:style-name="T20">Ḣ</text:span><text:span text:style-name="T14">oi</text:span></text:p>
          </table:table-cell>
          <table:table-cell table:style-name="t12.B2" office:value-type="string">
            <text:p text:style-name="P13">Номер источ-ника</text:p>
          </table:table-cell>
          <table:table-cell table:style-name="t12.B2" office:value-type="string">
            <text:p text:style-name="P13">Рассто-яние</text:p>
            <text:p text:style-name="P13">до источ-ника, </text:p>
            <text:p text:style-name="P15">R, см</text:p>
          </table:table-cell>
          <table:table-cell table:style-name="t12.B2" office:value-type="string">
            <text:p text:style-name="P37">Показания прибора</text:p>
          </table:table-cell>
          <table:table-cell table:style-name="t12.B2" office:value-type="string">
            <text:p text:style-name="P28">Среднее значение, </text:p>
            <text:p text:style-name="P29"><text:span text:style-name="T2">H</text:span><text:span text:style-name="T14">pi</text:span><text:span text:style-name="T27">(10)</text:span></text:p>
          </table:table-cell>
          <table:table-cell table:style-name="t12.B2" office:value-type="string">
            <text:p text:style-name="P18"><text:span text:style-name="T9">Относи-тель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8"><text:span text:style-name="T10">θ</text:span><text:span text:style-name="T15">пр</text:span><text:span text:style-name="T14">i</text:span><text:span text:style-name="T8">,</text:span> %</text:p>
          </table:table-cell>
          <table:table-cell table:style-name="t12.B2" office:value-type="string">
            <text:p text:style-name="P19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2.B2" office:value-type="string">
            <text:p text:style-name="P26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2.I2" office:value-type="string">
            <text:p text:style-name="P24"><text:span text:style-name="T23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1"/>
            </text:section>
          </table:table-cell>
          <table:table-cell table:style-name="t12.B3" office:value-type="string">
            <text:p text:style-name="P14">$12-av-bg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B3" office:value-type="string">
            <text:p text:style-name="P14">---</text:p>
          </table:table-cell>
          <table:table-cell table:style-name="t12.I3" office:value-type="string">
            <text:p text:style-name="P16">---</text:p>
          </table:table-cell>
        </table:table-row>
        <table:table-row>
          <table:table-cell table:style-name="t12.A3" office:value-type="string">
            <text:p text:style-name="P13">0.80 мкЗв/ч</text:p>
          </table:table-cell>
          <table:table-cell table:style-name="t12.B3" office:value-type="string">
            <text:p text:style-name="P14">$12-n0</text:p>
          </table:table-cell>
          <table:table-cell table:style-name="t12.B3" office:value-type="string">
            <text:p text:style-name="P14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4">$12-av0</text:p>
          </table:table-cell>
          <table:table-cell table:style-name="t12.B3" office:value-type="string">
            <text:p text:style-name="P14">$12-o0</text:p>
          </table:table-cell>
          <table:table-cell table:style-name="t12.B3" office:value-type="string">
            <text:p text:style-name="P14">$12-q0</text:p>
          </table:table-cell>
          <table:table-cell table:style-name="t12.B3" office:value-type="string">
            <text:p text:style-name="P14">$12-do0</text:p>
          </table:table-cell>
          <table:table-cell table:style-name="t12.I3" office:value-type="string">
            <text:p text:style-name="P13">±<text:span text:style-name="T8">33.8</text:span></text:p>
          </table:table-cell>
        </table:table-row>
        <table:table-row>
          <table:table-cell table:style-name="t12.A3" office:value-type="string">
            <text:p text:style-name="P13">4.0 мЗв/ч</text:p>
          </table:table-cell>
          <table:table-cell table:style-name="t12.B3" office:value-type="string">
            <text:p text:style-name="P14">$12-n1</text:p>
          </table:table-cell>
          <table:table-cell table:style-name="t12.B3" office:value-type="string">
            <text:p text:style-name="P14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4">$12-av1</text:p>
          </table:table-cell>
          <table:table-cell table:style-name="t12.B3" office:value-type="string">
            <text:p text:style-name="P14">$12-o1</text:p>
          </table:table-cell>
          <table:table-cell table:style-name="t12.B3" office:value-type="string">
            <text:p text:style-name="P14">$12-q1</text:p>
          </table:table-cell>
          <table:table-cell table:style-name="t12.B3" office:value-type="string">
            <text:p text:style-name="P14">$12-do1</text:p>
          </table:table-cell>
          <table:table-cell table:style-name="t12.I3" office:value-type="string">
            <text:p text:style-name="P13">±<text:span text:style-name="T8">15</text:span></text:p>
          </table:table-cell>
        </table:table-row>
        <table:table-row>
          <table:table-cell table:style-name="t12.A3" office:value-type="string">
            <text:p text:style-name="P13">800<text:span text:style-name="T8">.</text:span>0 мЗв/ч</text:p>
          </table:table-cell>
          <table:table-cell table:style-name="t12.B3" office:value-type="string">
            <text:p text:style-name="P14">$12-n2</text:p>
          </table:table-cell>
          <table:table-cell table:style-name="t12.B3" office:value-type="string">
            <text:p text:style-name="P14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4">$12-av2</text:p>
          </table:table-cell>
          <table:table-cell table:style-name="t12.B3" office:value-type="string">
            <text:p text:style-name="P14">$12-o2</text:p>
          </table:table-cell>
          <table:table-cell table:style-name="t12.B3" office:value-type="string">
            <text:p text:style-name="P14">$12-q2</text:p>
          </table:table-cell>
          <table:table-cell table:style-name="t12.B3" office:value-type="string">
            <text:p text:style-name="P14">$12-do2</text:p>
          </table:table-cell>
          <table:table-cell table:style-name="t12.I3" office:value-type="string">
            <text:p text:style-name="P13">±<text:span text:style-name="T8">15.4</text:span></text:p>
          </table:table-cell>
        </table:table-row>
        <table:table-row>
          <table:table-cell table:style-name="t12.A7" office:value-type="string">
            <text:p text:style-name="P13"><text:span text:style-name="T8">4</text:span> Зв/ч</text:p>
          </table:table-cell>
          <table:table-cell table:style-name="t12.B7" office:value-type="string">
            <text:p text:style-name="P14">$12-n3</text:p>
          </table:table-cell>
          <table:table-cell table:style-name="t12.B7" office:value-type="string">
            <text:p text:style-name="P14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2">$12-m31</text:p>
              <text:p text:style-name="P32">$12-m32</text:p>
              <text:p text:style-name="P32">$12-m33</text:p>
              <text:p text:style-name="P32">$12-m34</text:p>
            </text:section>
          </table:table-cell>
          <table:table-cell table:style-name="t12.B7" office:value-type="string">
            <text:p text:style-name="P14">$12-av3</text:p>
          </table:table-cell>
          <table:table-cell table:style-name="t12.B7" office:value-type="string">
            <text:p text:style-name="P14">$12-o3</text:p>
          </table:table-cell>
          <table:table-cell table:style-name="t12.B7" office:value-type="string">
            <text:p text:style-name="P14">$12-q3</text:p>
          </table:table-cell>
          <table:table-cell table:style-name="t12.B7" office:value-type="string">
            <text:p text:style-name="P14">$12-do3</text:p>
          </table:table-cell>
          <table:table-cell table:style-name="t12.I7" office:value-type="string">
            <text:p text:style-name="P13">±<text:span text:style-name="T8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6"><text:span text:style-name="T4">Определение основной относительной погрешности измерения </text:span><text:span text:style-name="T26">дозы гамма излучения</text:span><text:span text:style-name="T4"> </text:span><text:span text:style-name="T26">ДКС-АТ3509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1">Действи-тельное</text:span> значение</text:p>
            <text:p text:style-name="P31">ЭД,</text:p>
            <text:p text:style-name="P31"><text:span text:style-name="T2">H</text:span><text:span text:style-name="T14">p</text:span><text:span text:style-name="T13">0</text:span><text:span text:style-name="T1">(10)</text:span></text:p>
          </table:table-cell>
          <table:table-cell table:style-name="s12.B2" table:number-rows-spanned="2" office:value-type="string">
            <text:p text:style-name="P13">Номер источника</text:p>
          </table:table-cell>
          <table:table-cell table:style-name="s12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2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3"><text:span text:style-name="T9">Относитель-ная</text:span><text:span text:style-name="T24"> </text:span><text:span text:style-name="T9">погреш-ность</text:span><text:span text:style-name="T24"> </text:span><text:span text:style-name="T9">измерения</text:span> </text:p>
            <text:p text:style-name="P13"><text:span text:style-name="T10">θ</text:span><text:span text:style-name="T15">пр</text:span><text:span text:style-name="T14">i</text:span><text:span text:style-name="T8">,</text:span> %</text:p>
          </table:table-cell>
          <table:table-cell table:style-name="s12.B2" table:number-rows-spanned="2" office:value-type="string">
            <text:p text:style-name="P27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2.I2" table:number-rows-spanned="2" office:value-type="string">
            <text:p text:style-name="P25"><text:span text:style-name="T22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2">H</text:span><text:span text:style-name="T14">pi</text:span><text:span text:style-name="T1">(10)</text:span></text:p>
          </table:table-cell>
          <table:table-cell table:style-name="s12.D3" office:value-type="string">
            <text:p text:style-name="P31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2.D3" office:value-type="string">
            <text:p text:style-name="P31"><text:span text:style-name="T2">H</text:span><text:span text:style-name="T14">pi</text:span><text:span text:style-name="T6">(10)</text:span><text:span text:style-name="T16">изм</text:span><text:span text:style-name="T17">.</text:span><text:span text:style-name="T28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3">4.0 мЗв</text:p>
          </table:table-cell>
          <table:table-cell table:style-name="s12.B4" office:value-type="string">
            <text:p text:style-name="P14">$12-<text:span text:style-name="T1">dn</text:span></text:p>
          </table:table-cell>
          <table:table-cell table:style-name="s12.B4" office:value-type="string">
            <text:p text:style-name="P20"><text:s text:c="2"/>$12-dd <text:s/></text:p>
            <text:p text:style-name="P17">180c</text:p>
          </table:table-cell>
          <table:table-cell table:style-name="s12.B4" office:value-type="string">
            <text:p text:style-name="P14">$12-d_dev</text:p>
          </table:table-cell>
          <table:table-cell table:style-name="s12.B4" office:value-type="string">
            <text:p text:style-name="P14">$12-dose</text:p>
          </table:table-cell>
          <table:table-cell table:style-name="s12.B4" office:value-type="string">
            <text:p text:style-name="P14">$12-d_res</text:p>
          </table:table-cell>
          <table:table-cell table:style-name="s12.B4" office:value-type="string">
            <text:p text:style-name="P14">$12-o_pog</text:p>
          </table:table-cell>
          <table:table-cell table:style-name="s12.B4" office:value-type="string">
            <text:p text:style-name="P14">$12-d_gran</text:p>
          </table:table-cell>
          <table:table-cell table:style-name="s12.I4" office:value-type="string">
            <text:p text:style-name="P13">±<text:span text:style-name="T8">15.4</text:span></text:p>
          </table:table-cell>
        </table:table-row>
      </table:table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Проверку произвел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5">(<text:span text:style-name="T21">подпись</text:span>)</text:p>
          </table:table-cell>
        </table:table-row>
        <table:table-row>
          <table:table-cell table:style-name="Таблица1.A1" office:value-type="string">
            <text:p text:style-name="P42">Технический контроль: 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5">(<text:span text:style-name="T21">подпись</text:span>)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9:24:57.53</dc:date>
    <meta:editing-duration>P3DT7H36M27S</meta:editing-duration>
    <meta:editing-cycles>400</meta:editing-cycles>
    <meta:generator>OpenOffice/4.1.6$Win32 OpenOffice.org_project/416m1$Build-9790</meta:generator>
    <meta:document-statistic meta:table-count="25" meta:image-count="0" meta:object-count="1" meta:page-count="7" meta:paragraph-count="1344" meta:word-count="2288" meta:character-count="16568"/>
  </office:meta>
</office:document-meta>
</file>